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Standaard" style:font-family-generic="swiss"/>
    <style:font-face style:name="Helvetica Neue" svg:font-family="'Helvetica Neue'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4mm"/>
    </style:style>
    <style:style style:name="co2" style:family="table-column">
      <style:table-column-properties fo:break-before="auto" style:column-width="58.6mm"/>
    </style:style>
    <style:style style:name="co3" style:family="table-column">
      <style:table-column-properties fo:break-before="auto" style:column-width="8.8mm"/>
    </style:style>
    <style:style style:name="co4" style:family="table-column">
      <style:table-column-properties fo:break-before="auto" style:column-width="8.01mm"/>
    </style:style>
    <style:style style:name="co5" style:family="table-column">
      <style:table-column-properties fo:break-before="auto" style:column-width="11.01mm"/>
    </style:style>
    <style:style style:name="co6" style:family="table-column">
      <style:table-column-properties fo:break-before="auto" style:column-width="11.99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6mm" fo:break-before="auto" style:use-optimal-row-height="true"/>
    </style:style>
    <style:style style:name="ro2" style:family="table-row">
      <style:table-row-properties style:row-height="5.34mm" fo:break-before="auto" style:use-optimal-row-height="true"/>
    </style:style>
    <style:style style:name="ro3" style:family="table-row">
      <style:table-row-properties style:row-height="6.21mm" fo:break-before="auto" style:use-optimal-row-height="tru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6.17mm" fo:break-before="auto" style:use-optimal-row-height="true"/>
    </style:style>
    <style:style style:name="ro6" style:family="table-row">
      <style:table-row-properties style:row-height="5.52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er">
      <style:text-properties fo:color="#ff0000"/>
    </style:style>
    <style:style style:name="ce4" style:family="table-cell" style:parent-style-name="StandaardRechts">
      <style:text-properties fo:color="#ff0000" fo:font-weight="bold" style:font-weight-asian="bold" style:font-weight-complex="bold"/>
    </style:style>
    <style:style style:name="ce5" style:family="table-cell" style:parent-style-name="StandaardRechts">
      <style:text-properties fo:font-weight="bold" style:font-weight-asian="bold" style:font-weight-complex="bold"/>
    </style:style>
    <style:style style:name="ce7" style:family="table-cell" style:parent-style-name="Header">
      <style:table-cell-properties fo:border-bottom="none" style:text-align-source="fix" style:repeat-content="false" fo:border-left="0.99pt double-thin #000000" style:border-line-width-left="0.18mm 0.04mm 0.18mm" fo:border-right="0.99pt double-thin #000000" style:border-line-width-right="0.18mm 0.04mm 0.18mm" fo:border-top="0.99pt double-thin #000000" style:border-line-width-top="0.18mm 0.04mm 0.18mm"/>
      <style:paragraph-properties fo:text-align="center" fo:margin-left="0mm"/>
    </style:style>
    <style:style style:name="ce8" style:family="table-cell" style:parent-style-name="Header">
      <style:table-cell-properties fo:border-bottom="none" style:text-align-source="fix" style:repeat-content="false" fo:border-left="0.99pt double-thin #000000" style:border-line-width-left="0.18mm 0.04mm 0.18mm" fo:border-right="0.99pt double-thin #000000" style:border-line-width-right="0.18mm 0.04mm 0.18mm" fo:border-top="none"/>
      <style:paragraph-properties fo:text-align="center" fo:margin-left="0mm"/>
    </style:style>
    <style:style style:name="ce9" style:family="table-cell" style:parent-style-name="Header">
      <style:table-cell-properties fo:border-bottom="0.99pt double-thin #000000" style:border-line-width-bottom="0.18mm 0.04mm 0.18mm" style:text-align-source="fix" style:repeat-content="false" fo:border-left="0.99pt double-thin #000000" style:border-line-width-left="0.18mm 0.04mm 0.18mm" fo:border-right="0.99pt double-thin #000000" style:border-line-width-right="0.18mm 0.04mm 0.18mm" fo:border-top="none"/>
      <style:paragraph-properties fo:text-align="center" fo:margin-left="0mm"/>
    </style:style>
    <style:style style:name="ce2" style:family="table-cell" style:parent-style-name="Title">
      <style:text-properties style:font-name="Helvetica Neue" style:font-name-asian="Microsoft YaHei" style:font-size-asian="16pt" style:language-asian="en" style:country-asian="US" style:font-weight-asian="bold" style:font-size-complex="7.09999990463257pt" style:language-complex="en" style:country-complex="US" style:font-weight-complex="bold"/>
    </style:style>
    <style:style style:name="ce3" style:family="table-cell" style:parent-style-name="Default">
      <style:text-properties style:font-name="Helvetica Neue" fo:font-size="10pt" fo:language="en" fo:country="US" fo:font-weight="bold" style:font-name-asian="Microsoft YaHei" style:font-size-asian="10pt" style:language-asian="en" style:country-asian="US" style:font-weight-asian="bold" style:font-name-complex="Helvetica Neue" style:font-size-complex="10pt" style:language-complex="en" style:country-complex="US" style:font-weight-complex="bold"/>
    </style:style>
    <style:style style:name="ce18" style:family="table-cell" style:parent-style-name="Default">
      <style:text-properties style:font-name="Helvetica Neue" fo:font-size="12.5pt" fo:language="en" fo:country="US" fo:font-weight="bold" style:font-name-asian="Microsoft YaHei" style:font-size-asian="16pt" style:language-asian="en" style:country-asian="US" style:font-weight-asian="bold" style:font-name-complex="Helvetica Neue" style:font-size-complex="7.09999990463257pt" style:language-complex="en" style:country-complex="US" style:font-weight-complex="bold"/>
    </style:style>
    <style:style style:name="ce6" style:family="table-cell" style:parent-style-name="StandaardRechts">
      <style:text-properties style:font-name="Arial1"/>
    </style:style>
    <style:style style:name="ce27" style:family="table-cell" style:parent-style-name="Header">
      <style:table-cell-properties style:vertical-align="middle"/>
      <style:text-properties style:font-size-asian="11pt" style:font-weight-asian="bold" style:font-size-complex="11pt" style:font-weight-complex="bold"/>
    </style:style>
    <style:style style:name="ce11" style:family="table-cell" style:parent-style-name="StandaardMidden">
      <style:table-cell-properties fo:border-bottom="0.51pt solid #000000" fo:background-color="#23ff23" style:cell-protect="none" style:print-content="true" fo:border-left="1.11pt double-thin #000000" style:border-line-width-left="0.18mm 0.04mm 0.18mm" fo:border-right="1.11pt double-thin #000000" style:border-line-width-right="0.18mm 0.04mm 0.18mm" fo:border-top="1.11pt double-thin #000000" style:border-line-width-top="0.18mm 0.04mm 0.18mm" style:vertical-align="middle"/>
      <style:text-properties style:font-size-asian="11pt" style:font-weight-asian="bold" style:font-size-complex="11pt" style:font-weight-complex="bold"/>
    </style:style>
    <style:style style:name="ce23" style:family="table-cell" style:parent-style-name="StandaardMidden">
      <style:table-cell-properties fo:border-bottom="0.51pt solid #000000" fo:background-color="#23ff23" style:cell-protect="none" style:print-content="true" fo:border-left="1.11pt double-thin #000000" style:border-line-width-left="0.18mm 0.04mm 0.18mm" fo:border-right="1.11pt double-thin #000000" style:border-line-width-right="0.18mm 0.04mm 0.18mm" fo:border-top="0.51pt solid #000000" style:vertical-align="middle"/>
      <style:text-properties style:font-size-asian="11pt" style:font-weight-asian="bold" style:font-size-complex="11pt" style:font-weight-complex="bold"/>
    </style:style>
    <style:style style:name="ce24" style:family="table-cell" style:parent-style-name="StandaardMidden">
      <style:table-cell-properties fo:border-bottom="0.51pt solid #000000" fo:background-color="#ffff00" style:cell-protect="none" style:print-content="true" fo:border-left="1.11pt double-thin #000000" style:border-line-width-left="0.18mm 0.04mm 0.18mm" fo:border-right="1.11pt double-thin #000000" style:border-line-width-right="0.18mm 0.04mm 0.18mm" fo:border-top="0.51pt solid #000000" style:vertical-align="middle"/>
      <style:text-properties style:font-size-asian="11pt" style:font-weight-asian="bold" style:font-size-complex="11pt" style:font-weight-complex="bold"/>
    </style:style>
    <style:style style:name="ce26" style:family="table-cell" style:parent-style-name="StandaardMidden">
      <style:table-cell-properties fo:border-bottom="1.11pt double-thin #000000" style:border-line-width-bottom="0.18mm 0.04mm 0.18mm" fo:background-color="#ffff00" style:cell-protect="none" style:print-content="true" fo:border-left="1.11pt double-thin #000000" style:border-line-width-left="0.18mm 0.04mm 0.18mm" fo:border-right="1.11pt double-thin #000000" style:border-line-width-right="0.18mm 0.04mm 0.18mm" fo:border-top="0.51pt solid #000000" style:vertical-align="middle"/>
      <style:text-properties style:font-size-asian="11pt" style:font-weight-asian="bold" style:font-size-complex="11pt" style:font-weight-complex="bold"/>
    </style:style>
    <style:style style:name="ce19" style:family="table-cell" style:parent-style-name="Header">
      <style:table-cell-properties style:text-align-source="fix" style:repeat-content="false" style:vertical-align="middle"/>
      <style:paragraph-properties fo:text-align="center" fo:margin-left="0mm"/>
      <style:text-properties style:font-size-asian="11pt" style:font-weight-asian="bold" style:font-size-complex="11pt" style:font-weight-complex="bold"/>
    </style:style>
    <style:style style:name="ce13" style:family="table-cell" style:parent-style-name="StandaardVetMidden">
      <style:table-cell-properties fo:border-bottom="0.51pt solid #000000" fo:background-color="#23ff23" fo:border-left="none" fo:border-right="1.11pt double-thin #000000" style:border-line-width-right="0.18mm 0.04mm 0.18mm" fo:border-top="0.51pt solid #000000"/>
      <style:text-properties style:font-name="Arial1"/>
    </style:style>
    <style:style style:name="ce16" style:family="table-cell" style:parent-style-name="StandaardVetMidden">
      <style:table-cell-properties fo:border-bottom="0.51pt solid #000000" fo:border-left="none" fo:border-right="1.11pt double-thin #000000" style:border-line-width-right="0.18mm 0.04mm 0.18mm" fo:border-top="0.51pt solid #000000"/>
      <style:text-properties style:font-name="Arial1"/>
    </style:style>
    <style:style style:name="ce17" style:family="table-cell" style:parent-style-name="StandaardVetMidden">
      <style:table-cell-properties fo:border-bottom="none" fo:border-left="none" fo:border-right="1.11pt double-thin #000000" style:border-line-width-right="0.18mm 0.04mm 0.18mm" fo:border-top="0.51pt solid #000000"/>
      <style:text-properties style:font-name="Arial1"/>
    </style:style>
    <style:style style:name="ce15" style:family="table-cell" style:parent-style-name="StandaardVetMidden">
      <style:table-cell-properties fo:border-bottom="1.11pt double-thin #000000" style:border-line-width-bottom="0.18mm 0.04mm 0.18mm" fo:background-color="#ffff00" fo:border-left="none" fo:border-right="1.11pt double-thin #000000" style:border-line-width-right="0.18mm 0.04mm 0.18mm" fo:border-top="none" style:vertical-align="middle"/>
    </style:style>
    <style:style style:name="ce21" style:family="table-cell" style:parent-style-name="StandaardVetMidden">
      <style:table-cell-properties fo:border-bottom="0.51pt solid #000000" fo:background-color="#ffff00" fo:border-left="none" fo:border-right="1.11pt double-thin #000000" style:border-line-width-right="0.18mm 0.04mm 0.18mm" fo:border-top="1.11pt double #000000" style:border-line-width-top="0.02mm 0.35mm 0.02mm" style:vertical-align="middle"/>
    </style:style>
    <style:style style:name="ce41" style:family="table-cell" style:parent-style-name="StandaardVetMidden">
      <style:table-cell-properties fo:border-bottom="0.51pt solid #000000" fo:background-color="#ffff00" fo:border-left="none" fo:border-right="1.11pt double-thin #000000" style:border-line-width-right="0.18mm 0.04mm 0.18mm" fo:border-top="0.51pt solid #000000"/>
    </style:style>
    <style:style style:name="ce42" style:family="table-cell" style:parent-style-name="StandaardLinks">
      <style:table-cell-properties fo:border-bottom="0.51pt solid #000000" fo:background-color="#ffd320" style:cell-protect="none" style:print-content="true" style:text-align-source="fix" style:repeat-content="false" fo:border-left="1.11pt double-thin #000000" style:border-line-width-left="0.18mm 0.04mm 0.18mm" fo:border-right="1.11pt double-thin #000000" style:border-line-width-right="0.18mm 0.04mm 0.18mm" fo:border-top="1.11pt double-thin #000000" style:border-line-width-top="0.18mm 0.04mm 0.18mm"/>
      <style:paragraph-properties fo:text-align="center" fo:margin-left="0mm"/>
    </style:style>
    <style:style style:name="ce46" style:family="table-cell" style:parent-style-name="StandaardMidden">
      <style:table-cell-properties fo:border-bottom="1.11pt double-thin #000000" style:border-line-width-bottom="0.18mm 0.04mm 0.18mm" fo:background-color="#ffd320" style:cell-protect="none" style:print-content="true" fo:border-left="1.11pt double-thin #000000" style:border-line-width-left="0.18mm 0.04mm 0.18mm" fo:border-right="1.11pt double-thin #000000" style:border-line-width-right="0.18mm 0.04mm 0.18mm" fo:border-top="0.51pt solid #000000"/>
    </style:style>
    <style:style style:name="ce58" style:family="table-cell" style:parent-style-name="Default">
      <style:table-cell-properties style:vertical-align="middle"/>
      <style:text-properties fo:language="nl" fo:country="NL"/>
    </style:style>
    <style:style style:name="ce25" style:family="table-cell" style:parent-style-name="Result">
      <style:table-cell-properties fo:border-bottom="0.51pt solid #000000" fo:background-color="#23ff23" fo:border-left="1.11pt double-thin #000000" style:border-line-width-left="0.18mm 0.04mm 0.18mm" fo:border-right="0.51pt solid #000000" fo:border-top="0.51pt solid #000000"/>
    </style:style>
    <style:style style:name="ce28" style:family="table-cell" style:parent-style-name="Result">
      <style:table-cell-properties fo:border-bottom="0.51pt solid #000000" fo:background-color="transparent" fo:border-left="1.11pt double-thin #000000" style:border-line-width-left="0.18mm 0.04mm 0.18mm" fo:border-right="0.51pt solid #000000" fo:border-top="0.51pt solid #000000"/>
    </style:style>
    <style:style style:name="ce31" style:family="table-cell" style:parent-style-name="Result" style:data-style-name="N110">
      <style:table-cell-properties fo:border-bottom="none" fo:background-color="transparent" fo:border-left="1.11pt double-thin #000000" style:border-line-width-left="0.18mm 0.04mm 0.18mm" fo:border-right="0.51pt solid #000000" fo:border-top="0.51pt solid #000000"/>
    </style:style>
    <style:style style:name="ce32" style:family="table-cell" style:parent-style-name="StandaardVetMidden">
      <style:table-cell-properties fo:border-bottom="1.11pt double-thin #000000" style:border-line-width-bottom="0.18mm 0.04mm 0.18mm" fo:background-color="#ccffff" fo:border-left="1.11pt double-thin #000000" style:border-line-width-left="0.18mm 0.04mm 0.18mm" fo:border-right="0.99pt solid #000000" fo:border-top="none" style:vertical-align="middle"/>
    </style:style>
    <style:style style:name="ce35" style:family="table-cell" style:parent-style-name="Result">
      <style:table-cell-properties fo:border-bottom="0.51pt solid #000000" fo:background-color="#cfe7f5" fo:border-left="1.11pt double-thin #000000" style:border-line-width-left="0.18mm 0.04mm 0.18mm" fo:border-right="0.51pt solid #000000" fo:border-top="1.11pt double #000000" style:border-line-width-top="0.02mm 0.35mm 0.02mm"/>
      <style:map style:condition="cell-content()&gt;=95.5" style:apply-style-name="Result2" style:base-cell-address="Werkblad.D18"/>
      <style:map style:condition="cell-content()&lt;95.5" style:apply-style-name="Result" style:base-cell-address="Werkblad.D18"/>
    </style:style>
    <style:style style:name="ce36" style:family="table-cell" style:parent-style-name="Result">
      <style:table-cell-properties fo:border-bottom="0.51pt solid #000000" fo:background-color="#cfe7f5" fo:border-left="1.11pt double-thin #000000" style:border-line-width-left="0.18mm 0.04mm 0.18mm" fo:border-right="0.51pt solid #000000" fo:border-top="0.51pt solid #000000"/>
      <style:map style:condition="cell-content()&gt;=95.5" style:apply-style-name="Result2" style:base-cell-address="Werkblad.D18"/>
      <style:map style:condition="cell-content()&lt;95.5" style:apply-style-name="Result" style:base-cell-address="Werkblad.D18"/>
    </style:style>
    <style:style style:name="ce14" style:family="table-cell" style:parent-style-name="Default">
      <style:text-properties fo:language="nl" fo:country="NL"/>
    </style:style>
    <style:style style:name="ce37" style:family="table-cell" style:parent-style-name="Result">
      <style:table-cell-properties fo:background-color="#23ff23" fo:border="0.51pt solid #000000"/>
    </style:style>
    <style:style style:name="ce43" style:family="table-cell" style:parent-style-name="Result">
      <style:table-cell-properties fo:background-color="transparent" fo:border="0.51pt solid #000000"/>
    </style:style>
    <style:style style:name="ce45" style:family="table-cell" style:parent-style-name="Result" style:data-style-name="N110">
      <style:table-cell-properties fo:border-bottom="none" fo:background-color="transparent" fo:border-left="0.51pt solid #000000" fo:border-right="0.51pt solid #000000" fo:border-top="0.51pt solid #000000"/>
    </style:style>
    <style:style style:name="ce48" style:family="table-cell" style:parent-style-name="Result">
      <style:table-cell-properties fo:border-bottom="1.11pt double-thin #000000" style:border-line-width-bottom="0.18mm 0.04mm 0.18mm" fo:border-left="1.11pt double-thin #000000" style:border-line-width-left="0.18mm 0.04mm 0.18mm" fo:border-right="1.11pt double-thin #000000" style:border-line-width-right="0.18mm 0.04mm 0.18mm" fo:border-top="none" style:vertical-align="middle"/>
    </style:style>
    <style:style style:name="ce47" style:family="table-cell" style:parent-style-name="Result">
      <style:table-cell-properties fo:border-bottom="0.51pt solid #000000" fo:background-color="#cfe7f5" fo:border-left="0.51pt solid #000000" fo:border-right="0.51pt solid #000000" fo:border-top="1.11pt double #000000" style:border-line-width-top="0.02mm 0.35mm 0.02mm"/>
      <style:map style:condition="cell-content()&gt;=95.5" style:apply-style-name="Result2" style:base-cell-address="Werkblad.D18"/>
      <style:map style:condition="cell-content()&lt;95.5" style:apply-style-name="Result" style:base-cell-address="Werkblad.D18"/>
    </style:style>
    <style:style style:name="ce49" style:family="table-cell" style:parent-style-name="Result">
      <style:table-cell-properties fo:background-color="#cfe7f5" fo:border="0.51pt solid #000000"/>
      <style:map style:condition="cell-content()&gt;=95.5" style:apply-style-name="Result2" style:base-cell-address="Werkblad.D18"/>
      <style:map style:condition="cell-content()&lt;95.5" style:apply-style-name="Result" style:base-cell-address="Werkblad.D18"/>
    </style:style>
    <style:style style:name="ce66" style:family="table-cell" style:parent-style-name="StandaardVetRechts">
      <style:text-properties style:font-name="Arial" style:font-name-asian="Arial Unicode MS"/>
    </style:style>
    <style:style style:name="ce20" style:family="table-cell" style:parent-style-name="StandaardLinks">
      <style:table-cell-properties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order-bottom="1.11pt double-thin #000000" style:border-line-width-bottom="0.18mm 0.04mm 0.18mm" fo:border-left="1.11pt double-thin #000000" style:border-line-width-left="0.18mm 0.04mm 0.18mm" fo:border-right="1.11pt double-thin #000000" style:border-line-width-right="0.18mm 0.04mm 0.18mm" fo:border-top="none"/>
    </style:style>
    <style:style style:name="ce54" style:family="table-cell" style:parent-style-name="Default">
      <style:table-cell-properties fo:border-bottom="1.11pt double-thin #000000" style:border-line-width-bottom="0.18mm 0.04mm 0.18mm" fo:border-left="1.11pt double-thin #000000" style:border-line-width-left="0.18mm 0.04mm 0.18mm" fo:border-right="none" fo:border-top="none"/>
    </style:style>
    <style:style style:name="ce44" style:family="table-cell" style:parent-style-name="Default">
      <style:table-cell-properties style:vertical-align="middle"/>
    </style:style>
    <style:style style:name="T1" style:family="text">
      <style:text-properties fo:color="#000000"/>
    </style:style>
    <style:style style:name="T2" style:family="text">
      <style:text-properties fo:color="#000000" style:font-size-asian="9pt" style:font-size-complex="9pt" fo:font-size="9pt" style:font-weight-asian="bold" style:font-weight-complex="bold" fo:font-weight="bold"/>
    </style:style>
    <style:style style:name="T3" style:family="text">
      <style:text-properties style:font-size-asian="9pt" style:font-size-complex="9pt" fo:font-size="9pt" style:font-weight-asian="bold" style:font-weight-complex="bold" fo:font-weight="bold"/>
    </style:style>
    <style:style style:name="T4" style:family="text">
      <style:text-properties fo:font-size="9pt" style:font-size-asian="9pt" style:font-size-complex="9pt" fo:font-weight="bold" style:font-weight-asian="bold" style:font-weight-complex="bold"/>
    </style:style>
    <style:style style:name="T5" style:family="text">
      <style:text-properties fo:color="#ff000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position="-33% 58%"/>
    </style:style>
  </office:automatic-styles>
  <office:body>
    <office:spreadsheet table:structure-protected="true">
      <table:table table:name="Werkblad" table:style-name="ta1" table:protected="true" table:print="false">
        <loext:table-protection loext:select-unprotected-cells="true"/>
        <office:forms form:automatic-focus="false" form:apply-design-mode="false">
          <form:form form:name="Formulier" form:command="biblio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5" table:number-columns-repeated="12" table:default-cell-style-name="Default"/>
        <table:table-column table:style-name="co6" table:default-cell-style-name="Default"/>
        <table:table-column table:style-name="co7" table:number-columns-repeated="80" table:default-cell-style-name="Default"/>
        <table:table-row table:style-name="ro1">
          <table:table-cell table:style-name="Title" office:value-type="string" calcext:value-type="string" table:number-columns-spanned="14" table:number-rows-spanned="1">
            <text:p>Simple adjustment of the grinding angle (∆)</text:p>
          </table:table-cell>
          <table:covered-table-cell table:style-name="Title"/>
          <table:covered-table-cell table:style-name="ce2"/>
          <table:covered-table-cell table:number-columns-repeated="11"/>
          <table:table-cell table:style-name="ce44" table:number-columns-repeated="28"/>
          <table:table-cell/>
          <table:table-cell table:style-name="ce14" table:number-columns-repeated="64"/>
        </table:table-row>
        <table:table-row table:style-name="ro2">
          <table:table-cell/>
          <table:table-cell office:value-type="string" calcext:value-type="string" table:number-columns-spanned="13" table:number-rows-spanned="1">
            <text:p><text:s/>See report "Grinding angle adjustment" and report “More math for the Tormek grinder”</text:p>
          </table:table-cell>
          <table:covered-table-cell table:style-name="ce3"/>
          <table:covered-table-cell table:number-columns-repeated="11"/>
          <table:table-cell table:style-name="ce44" table:number-columns-repeated="28"/>
          <table:table-cell/>
          <table:table-cell table:style-name="ce14" table:number-columns-repeated="64"/>
        </table:table-row>
        <table:table-row table:style-name="ro3">
          <table:table-cell table:style-name="ce1" office:value-type="string" calcext:value-type="string" table:number-columns-spanned="14" table:number-rows-spanned="1">
            <text:p><text:span text:style-name="T1">System parameters</text:span><text:span text:style-name="T2"> </text:span><text:span text:style-name="T3">(to be measured and preset by user)</text:span></text:p>
          </table:table-cell>
          <table:covered-table-cell table:style-name="Header"/>
          <table:covered-table-cell table:style-name="ce18"/>
          <table:covered-table-cell table:number-columns-repeated="11"/>
          <table:table-cell table:style-name="ce44" table:number-columns-repeated="28"/>
          <table:table-cell/>
          <table:table-cell table:style-name="ce14" table:number-columns-repeated="64"/>
        </table:table-row>
        <table:table-row table:style-name="ro2">
          <table:table-cell/>
          <table:table-cell table:style-name="ce4" office:value-type="string" calcext:value-type="string">
            <text:p>Stone diameter (mm)</text:p>
          </table:table-cell>
          <table:table-cell table:style-name="ce6" office:value-type="string" calcext:value-type="string">
            <text:p>Ø= </text:p>
          </table:table-cell>
          <table:table-cell table:style-name="ce42" office:value-type="float" office:value="240" calcext:value-type="float">
            <text:p>240</text:p>
          </table:table-cell>
          <table:table-cell table:style-name="StandaardMidden" office:value-type="string" calcext:value-type="string">
            <text:p>mm</text:p>
          </table:table-cell>
          <table:table-cell table:style-name="ce66" office:value-type="string" calcext:value-type="string" table:number-columns-spanned="5" table:number-rows-spanned="1">
            <text:p>−−−&gt; <text:s text:c="2"/>Radius=SA=AG=</text:p>
          </table:table-cell>
          <table:covered-table-cell table:number-columns-repeated="4"/>
          <table:table-cell table:style-name="ce20" table:formula="of:=[.$D$4]/2" office:value-type="float" office:value="120" calcext:value-type="float">
            <text:p>120</text:p>
          </table:table-cell>
          <table:table-cell table:style-name="StandaardMidden" office:value-type="string" calcext:value-type="string">
            <text:p>mm</text:p>
          </table:table-cell>
          <table:table-cell table:number-columns-repeated="2"/>
          <table:table-cell table:style-name="ce44" table:number-columns-repeated="28"/>
          <table:table-cell/>
          <table:table-cell table:style-name="ce14" table:number-columns-repeated="64"/>
        </table:table-row>
        <table:table-row table:style-name="ro2">
          <table:table-cell/>
          <table:table-cell table:style-name="ce4" office:value-type="string" calcext:value-type="string">
            <text:p>Jig-center to USB-center offset (mm)</text:p>
          </table:table-cell>
          <table:table-cell table:style-name="StandaardVetRechts" office:value-type="string" calcext:value-type="string">
            <text:p>JC= </text:p>
          </table:table-cell>
          <table:table-cell table:style-name="ce46" office:value-type="float" office:value="12" calcext:value-type="float">
            <text:p>12</text:p>
          </table:table-cell>
          <table:table-cell table:style-name="StandaardMidden" office:value-type="string" calcext:value-type="string">
            <text:p>mm</text:p>
          </table:table-cell>
          <table:table-cell table:number-columns-repeated="9"/>
          <table:table-cell table:style-name="ce44" table:number-columns-repeated="28"/>
          <table:table-cell/>
          <table:table-cell table:style-name="ce14" table:number-columns-repeated="64"/>
        </table:table-row>
        <table:table-row table:style-name="ro4">
          <table:table-cell table:number-columns-repeated="2"/>
          <table:table-cell table:style-name="ce18"/>
          <table:table-cell table:number-columns-repeated="11"/>
          <table:table-cell table:style-name="ce44" table:number-columns-repeated="28"/>
          <table:table-cell/>
          <table:table-cell table:style-name="ce14" table:number-columns-repeated="64"/>
        </table:table-row>
        <table:table-row table:style-name="ro5">
          <table:table-cell table:style-name="Header" office:value-type="string" calcext:value-type="string" table:number-columns-spanned="14" table:number-rows-spanned="1">
            <text:p>USB to stone distance (=S=CS) as function of <text:s/>∆ with jig-length (JG) <text:s/>as parameter</text:p>
          </table:table-cell>
          <table:covered-table-cell/>
          <table:covered-table-cell table:style-name="ce27"/>
          <table:covered-table-cell table:number-columns-repeated="11" table:style-name="ce58"/>
          <table:table-cell table:style-name="ce58"/>
          <table:table-cell table:style-name="ce44" table:number-columns-repeated="27"/>
          <table:table-cell/>
          <table:table-cell table:style-name="ce14" table:number-columns-repeated="64"/>
        </table:table-row>
        <table:table-row table:style-name="ro4">
          <table:table-cell table:style-name="Header"/>
          <table:table-cell table:style-name="ce1" office:value-type="string" calcext:value-type="string" table:number-columns-spanned="13" table:number-rows-spanned="1">
            <text:p><text:span text:style-name="T1">Table parameters</text:span><text:span text:style-name="T4"> (to be preset by user)</text:span></text:p>
          </table:table-cell>
          <table:covered-table-cell table:style-name="ce27"/>
          <table:covered-table-cell table:number-columns-repeated="11" table:style-name="ce58"/>
          <table:table-cell table:style-name="ce58"/>
          <table:table-cell table:style-name="ce44" table:number-columns-repeated="27"/>
          <table:table-cell/>
          <table:table-cell table:style-name="ce14" table:number-columns-repeated="64"/>
        </table:table-row>
        <table:table-row table:style-name="ro4">
          <table:table-cell table:style-name="Header"/>
          <table:table-cell table:style-name="ce5" office:value-type="string" calcext:value-type="string">
            <text:p><text:span text:style-name="T5">JG-minimum (left column)=</text:span> </text:p>
          </table:table-cell>
          <table:table-cell table:style-name="ce11" office:value-type="float" office:value="120" calcext:value-type="float">
            <text:p>120</text:p>
          </table:table-cell>
          <table:table-cell table:style-name="ce58" office:value-type="string" calcext:value-type="string">
            <text:p>mm</text:p>
          </table:table-cell>
          <table:table-cell table:style-name="ce58" table:number-columns-repeated="11"/>
          <table:table-cell table:style-name="ce44" table:number-columns-repeated="27"/>
          <table:table-cell/>
          <table:table-cell table:style-name="ce14" table:number-columns-repeated="64"/>
        </table:table-row>
        <table:table-row table:style-name="ro4">
          <table:table-cell table:style-name="Header"/>
          <table:table-cell table:style-name="ce5" office:value-type="string" calcext:value-type="string">
            <text:p><text:span text:style-name="T5">JG-increment (between columns)=</text:span> </text:p>
          </table:table-cell>
          <table:table-cell table:style-name="ce23" office:value-type="float" office:value="2" calcext:value-type="float">
            <text:p>2</text:p>
          </table:table-cell>
          <table:table-cell table:style-name="ce58" office:value-type="string" calcext:value-type="string">
            <text:p>mm</text:p>
          </table:table-cell>
          <table:table-cell table:style-name="ce58" table:number-columns-repeated="11"/>
          <table:table-cell table:style-name="ce44" table:number-columns-repeated="27"/>
          <table:table-cell/>
          <table:table-cell table:style-name="ce14" table:number-columns-repeated="64"/>
        </table:table-row>
        <table:table-row table:style-name="ro4">
          <table:table-cell table:style-name="Header"/>
          <table:table-cell table:style-name="ce5" office:value-type="string" calcext:value-type="string">
            <text:p><text:span text:style-name="T5">∆-minimum (first row)=</text:span> </text:p>
          </table:table-cell>
          <table:table-cell table:style-name="ce24" office:value-type="float" office:value="10" calcext:value-type="float">
            <text:p>10</text:p>
          </table:table-cell>
          <table:table-cell table:style-name="ce58" office:value-type="string" calcext:value-type="string">
            <text:p>°</text:p>
          </table:table-cell>
          <table:table-cell table:style-name="ce58" table:number-columns-repeated="11"/>
          <table:table-cell table:style-name="ce44" table:number-columns-repeated="27"/>
          <table:table-cell/>
          <table:table-cell table:style-name="ce14" table:number-columns-repeated="64"/>
        </table:table-row>
        <table:table-row table:style-name="ro4">
          <table:table-cell table:style-name="Header"/>
          <table:table-cell table:style-name="ce5" office:value-type="string" calcext:value-type="string">
            <text:p><text:span text:style-name="T5">∆-increment (between rows)=</text:span> </text:p>
          </table:table-cell>
          <table:table-cell table:style-name="ce26" office:value-type="float" office:value="1" calcext:value-type="float">
            <text:p>1</text:p>
          </table:table-cell>
          <table:table-cell table:style-name="ce58" office:value-type="string" calcext:value-type="string">
            <text:p>°</text:p>
          </table:table-cell>
          <table:table-cell table:style-name="ce58" table:number-columns-repeated="11"/>
          <table:table-cell table:style-name="ce44" table:number-columns-repeated="27"/>
          <table:table-cell/>
          <table:table-cell table:style-name="ce14" table:number-columns-repeated="64"/>
        </table:table-row>
        <table:table-row table:style-name="ro4">
          <table:table-cell table:style-name="Header"/>
          <table:table-cell table:style-name="Header" office:value-type="string" calcext:value-type="string">
            <text:p>Adjustment table</text:p>
          </table:table-cell>
          <table:table-cell table:style-name="ce19" table:number-columns-spanned="12" table:number-rows-spanned="1"/>
          <table:covered-table-cell table:number-columns-repeated="11" table:style-name="ce58"/>
          <table:table-cell table:style-name="ce58"/>
          <table:table-cell table:style-name="ce44" table:number-columns-repeated="27"/>
          <table:table-cell/>
          <table:table-cell table:style-name="ce14" table:number-columns-repeated="64"/>
        </table:table-row>
        <table:table-row table:style-name="ro4">
          <table:table-cell/>
          <table:table-cell table:style-name="StandaardRechts" office:value-type="string" calcext:value-type="string">
            <text:p>Jig-length K to knife edge<text:span text:style-name="T6"> (mm) </text:span></text:p>
          </table:table-cell>
          <table:table-cell table:style-name="ce13" office:value-type="string" calcext:value-type="string">
            <text:p>JG=</text:p>
          </table:table-cell>
          <table:table-cell table:style-name="ce25" table:formula="of:=[.C9]" office:value-type="float" office:value="120" calcext:value-type="float">
            <text:p>120</text:p>
          </table:table-cell>
          <table:table-cell table:style-name="ce37" table:formula="of:=[.D$14]+[.$C$10]" office:value-type="float" office:value="122" calcext:value-type="float">
            <text:p>122</text:p>
          </table:table-cell>
          <table:table-cell table:style-name="ce37" table:formula="of:=[.E$14]+[.$C$10]" office:value-type="float" office:value="124" calcext:value-type="float">
            <text:p>124</text:p>
          </table:table-cell>
          <table:table-cell table:style-name="ce37" table:formula="of:=[.F$14]+[.$C$10]" office:value-type="float" office:value="126" calcext:value-type="float">
            <text:p>126</text:p>
          </table:table-cell>
          <table:table-cell table:style-name="ce37" table:formula="of:=[.G$14]+[.$C$10]" office:value-type="float" office:value="128" calcext:value-type="float">
            <text:p>128</text:p>
          </table:table-cell>
          <table:table-cell table:style-name="ce37" table:formula="of:=[.H$14]+[.$C$10]" office:value-type="float" office:value="130" calcext:value-type="float">
            <text:p>130</text:p>
          </table:table-cell>
          <table:table-cell table:style-name="ce37" table:formula="of:=[.I$14]+[.$C$10]" office:value-type="float" office:value="132" calcext:value-type="float">
            <text:p>132</text:p>
          </table:table-cell>
          <table:table-cell table:style-name="ce37" table:formula="of:=[.J$14]+[.$C$10]" office:value-type="float" office:value="134" calcext:value-type="float">
            <text:p>134</text:p>
          </table:table-cell>
          <table:table-cell table:style-name="ce37" table:formula="of:=[.K$14]+[.$C$10]" office:value-type="float" office:value="136" calcext:value-type="float">
            <text:p>136</text:p>
          </table:table-cell>
          <table:table-cell table:style-name="ce37" table:formula="of:=[.L$14]+[.$C$10]" office:value-type="float" office:value="138" calcext:value-type="float">
            <text:p>138</text:p>
          </table:table-cell>
          <table:table-cell table:style-name="ce37" table:formula="of:=[.M$14]+[.$C$10]" office:value-type="float" office:value="140" calcext:value-type="float">
            <text:p>140</text:p>
          </table:table-cell>
          <table:table-cell table:number-columns-repeated="4"/>
          <table:table-cell table:style-name="StandaardVetMidden"/>
          <table:table-cell table:style-name="ce44" table:number-columns-repeated="23"/>
          <table:table-cell/>
          <table:table-cell table:style-name="ce14" table:number-columns-repeated="64"/>
        </table:table-row>
        <table:table-row table:style-name="ro6">
          <table:table-cell/>
          <table:table-cell table:style-name="StandaardRechts" office:value-type="string" calcext:value-type="string">
            <text:p>USB-center to knife edge<text:span text:style-name="T6"> (mm) </text:span></text:p>
          </table:table-cell>
          <table:table-cell table:style-name="ce16" office:value-type="string" calcext:value-type="string">
            <text:p>CG=</text:p>
          </table:table-cell>
          <table:table-cell table:style-name="ce28" table:formula="of:=SQRT([.$D$5]^2+[.D$14]^2)" office:value-type="float" office:value="120.598507453451" calcext:value-type="float">
            <text:p>121</text:p>
          </table:table-cell>
          <table:table-cell table:style-name="ce43" table:formula="of:=SQRT([.$D$5]^2+[.E$14]^2)" office:value-type="float" office:value="122.588743365776" calcext:value-type="float">
            <text:p>123</text:p>
          </table:table-cell>
          <table:table-cell table:style-name="ce43" table:formula="of:=SQRT([.$D$5]^2+[.F$14]^2)" office:value-type="float" office:value="124.57929201918" calcext:value-type="float">
            <text:p>125</text:p>
          </table:table-cell>
          <table:table-cell table:style-name="ce43" table:formula="of:=SQRT([.$D$5]^2+[.G$14]^2)" office:value-type="float" office:value="126.570138658374" calcext:value-type="float">
            <text:p>127</text:p>
          </table:table-cell>
          <table:table-cell table:style-name="ce43" table:formula="of:=SQRT([.$D$5]^2+[.H$14]^2)" office:value-type="float" office:value="128.561269439906" calcext:value-type="float">
            <text:p>129</text:p>
          </table:table-cell>
          <table:table-cell table:style-name="ce43" table:formula="of:=SQRT([.$D$5]^2+[.I$14]^2)" office:value-type="float" office:value="130.552671362941" calcext:value-type="float">
            <text:p>131</text:p>
          </table:table-cell>
          <table:table-cell table:style-name="ce43" table:formula="of:=SQRT([.$D$5]^2+[.J$14]^2)" office:value-type="float" office:value="132.544332206247" calcext:value-type="float">
            <text:p>133</text:p>
          </table:table-cell>
          <table:table-cell table:style-name="ce43" table:formula="of:=SQRT([.$D$5]^2+[.K$14]^2)" office:value-type="float" office:value="134.536240470737" calcext:value-type="float">
            <text:p>135</text:p>
          </table:table-cell>
          <table:table-cell table:style-name="ce43" table:formula="of:=SQRT([.$D$5]^2+[.L$14]^2)" office:value-type="float" office:value="136.528385327008" calcext:value-type="float">
            <text:p>137</text:p>
          </table:table-cell>
          <table:table-cell table:style-name="ce43" table:formula="of:=SQRT([.$D$5]^2+[.M$14]^2)" office:value-type="float" office:value="138.520756567382" calcext:value-type="float">
            <text:p>139</text:p>
          </table:table-cell>
          <table:table-cell table:style-name="ce43" table:formula="of:=SQRT([.$D$5]^2+[.N$14]^2)" office:value-type="float" office:value="140.513344562002" calcext:value-type="float">
            <text:p>141</text:p>
          </table:table-cell>
          <table:table-cell table:number-columns-repeated="4"/>
          <table:table-cell table:style-name="StandaardVetMidden"/>
          <table:table-cell table:style-name="ce44" table:number-columns-repeated="23"/>
          <table:table-cell/>
          <table:table-cell table:style-name="ce14" table:number-columns-repeated="64"/>
        </table:table-row>
        <table:table-row table:style-name="ro3">
          <table:table-cell/>
          <table:table-cell table:style-name="StandaardRechts" office:value-type="string" calcext:value-type="string">
            <text:p>Angular offset<text:span text:style-name="T6"> (°) </text:span></text:p>
          </table:table-cell>
          <table:table-cell table:style-name="ce17" office:value-type="string" calcext:value-type="string">
            <text:p>∂<text:span text:style-name="T7">k</text:span>= </text:p>
          </table:table-cell>
          <table:table-cell table:style-name="ce31" table:formula="of:=DEGREES(ATAN([.$D$5]/[.D$14]))" office:value-type="float" office:value="5.71059313749964" calcext:value-type="float">
            <text:p>5,7</text:p>
          </table:table-cell>
          <table:table-cell table:style-name="ce45" table:formula="of:=DEGREES(ATAN([.$D$5]/[.E$14]))" office:value-type="float" office:value="5.61758059012683" calcext:value-type="float">
            <text:p>5,6</text:p>
          </table:table-cell>
          <table:table-cell table:style-name="ce45" table:formula="of:=DEGREES(ATAN([.$D$5]/[.F$14]))" office:value-type="float" office:value="5.52754015165617" calcext:value-type="float">
            <text:p>5,5</text:p>
          </table:table-cell>
          <table:table-cell table:style-name="ce45" table:formula="of:=DEGREES(ATAN([.$D$5]/[.G$14]))" office:value-type="float" office:value="5.44033203100551" calcext:value-type="float">
            <text:p>5,4</text:p>
          </table:table-cell>
          <table:table-cell table:style-name="ce45" table:formula="of:=DEGREES(ATAN([.$D$5]/[.H$14]))" office:value-type="float" office:value="5.35582504285519" calcext:value-type="float">
            <text:p>5,4</text:p>
          </table:table-cell>
          <table:table-cell table:style-name="ce45" table:formula="of:=DEGREES(ATAN([.$D$5]/[.I$14]))" office:value-type="float" office:value="5.27389595735177" calcext:value-type="float">
            <text:p>5,3</text:p>
          </table:table-cell>
          <table:table-cell table:style-name="ce45" table:formula="of:=DEGREES(ATAN([.$D$5]/[.J$14]))" office:value-type="float" office:value="5.19442890773481" calcext:value-type="float">
            <text:p>5,2</text:p>
          </table:table-cell>
          <table:table-cell table:style-name="ce45" table:formula="of:=DEGREES(ATAN([.$D$5]/[.K$14]))" office:value-type="float" office:value="5.11731484997264" calcext:value-type="float">
            <text:p>5,1</text:p>
          </table:table-cell>
          <table:table-cell table:style-name="ce45" table:formula="of:=DEGREES(ATAN([.$D$5]/[.L$14]))" office:value-type="float" office:value="5.04245106917091" calcext:value-type="float">
            <text:p>5,0</text:p>
          </table:table-cell>
          <table:table-cell table:style-name="ce45" table:formula="of:=DEGREES(ATAN([.$D$5]/[.M$14]))" office:value-type="float" office:value="4.9697407281103" calcext:value-type="float">
            <text:p>5,0</text:p>
          </table:table-cell>
          <table:table-cell table:style-name="ce45" table:formula="of:=DEGREES(ATAN([.$D$5]/[.N$14]))" office:value-type="float" office:value="4.89909245378777" calcext:value-type="float">
            <text:p>4,9</text:p>
          </table:table-cell>
          <table:table-cell table:number-columns-repeated="4"/>
          <table:table-cell table:style-name="StandaardVetMidden"/>
          <table:table-cell table:style-name="ce44" table:number-columns-repeated="23"/>
          <table:table-cell/>
          <table:table-cell table:style-name="ce14" table:number-columns-repeated="64"/>
        </table:table-row>
        <table:table-row table:style-name="ro2">
          <table:table-cell/>
          <table:table-cell table:style-name="StandaardRechts"/>
          <table:table-cell table:style-name="ce15" office:value-type="string" calcext:value-type="string">
            <text:p>∆ (°)</text:p>
          </table:table-cell>
          <table:table-cell table:style-name="ce32" office:value-type="string" calcext:value-type="string" table:number-columns-spanned="11" table:number-rows-spanned="1">
            <text:p>USB-center to stone distance (=S=CS)</text:p>
          </table:table-cell>
          <table:covered-table-cell table:number-columns-repeated="6" table:style-name="ce48"/>
          <table:covered-table-cell table:number-columns-repeated="3" table:style-name="ce53"/>
          <table:covered-table-cell table:style-name="ce54"/>
          <table:table-cell table:number-columns-repeated="4"/>
          <table:table-cell table:style-name="ce58"/>
          <table:table-cell table:style-name="ce44" table:number-columns-repeated="23"/>
          <table:table-cell/>
          <table:table-cell table:style-name="ce14" table:number-columns-repeated="64"/>
        </table:table-row>
        <table:table-row table:style-name="ro6">
          <table:table-cell/>
          <table:table-cell table:style-name="StandaardRechts" office:value-type="string" calcext:value-type="string">
            <text:p>Grinding angle </text:p>
          </table:table-cell>
          <table:table-cell table:style-name="ce21" table:formula="of:=[.$C$11]" office:value-type="float" office:value="10" calcext:value-type="float">
            <text:p>10</text:p>
          </table:table-cell>
          <table:table-cell table:style-name="ce35" table:formula="of:=-[.$K$4]+SQRT([.D$15]^2+[.$K$4]^2+2*[.D$15]*[.$K$4]*SIN(RADIANS( [.$C18]-[.D$16])))" office:value-type="float" office:value="56.3769292966981" calcext:value-type="float">
            <text:p>56</text:p>
          </table:table-cell>
          <table:table-cell table:style-name="ce47" table:formula="of:=-[.$K$4]+SQRT([.E$15]^2+[.$K$4]^2+2*[.E$15]*[.$K$4]*SIN(RADIANS( [.$C18]-[.E$16])))" office:value-type="float" office:value="57.9780107581062" calcext:value-type="float">
            <text:p>58</text:p>
          </table:table-cell>
          <table:table-cell table:style-name="ce47" table:formula="of:=-[.$K$4]+SQRT([.F$15]^2+[.$K$4]^2+2*[.F$15]*[.$K$4]*SIN(RADIANS( [.$C18]-[.F$16])))" office:value-type="float" office:value="59.5870915146539" calcext:value-type="float">
            <text:p>60</text:p>
          </table:table-cell>
          <table:table-cell table:style-name="ce47" table:formula="of:=-[.$K$4]+SQRT([.G$15]^2+[.$K$4]^2+2*[.G$15]*[.$K$4]*SIN(RADIANS( [.$C18]-[.G$16])))" office:value-type="float" office:value="61.2039584666208" calcext:value-type="float">
            <text:p>61</text:p>
          </table:table-cell>
          <table:table-cell table:style-name="ce47" table:formula="of:=-[.$K$4]+SQRT([.H$15]^2+[.$K$4]^2+2*[.H$15]*[.$K$4]*SIN(RADIANS( [.$C18]-[.H$16])))" office:value-type="float" office:value="62.8284050394056" calcext:value-type="float">
            <text:p>63</text:p>
          </table:table-cell>
          <table:table-cell table:style-name="ce47" table:formula="of:=-[.$K$4]+SQRT([.I$15]^2+[.$K$4]^2+2*[.I$15]*[.$K$4]*SIN(RADIANS( [.$C18]-[.I$16])))" office:value-type="float" office:value="64.4602309836271" calcext:value-type="float">
            <text:p>64</text:p>
          </table:table-cell>
          <table:table-cell table:style-name="ce47" table:formula="of:=-[.$K$4]+SQRT([.J$15]^2+[.$K$4]^2+2*[.J$15]*[.$K$4]*SIN(RADIANS( [.$C18]-[.J$16])))" office:value-type="float" office:value="66.0992421795779" calcext:value-type="float">
            <text:p>66</text:p>
          </table:table-cell>
          <table:table-cell table:style-name="ce47" table:formula="of:=-[.$K$4]+SQRT([.K$15]^2+[.$K$4]^2+2*[.K$15]*[.$K$4]*SIN(RADIANS( [.$C18]-[.K$16])))" office:value-type="float" office:value="67.7452504461653" calcext:value-type="float">
            <text:p>68</text:p>
          </table:table-cell>
          <table:table-cell table:style-name="ce47" table:formula="of:=-[.$K$4]+SQRT([.L$15]^2+[.$K$4]^2+2*[.L$15]*[.$K$4]*SIN(RADIANS( [.$C18]-[.L$16])))" office:value-type="float" office:value="69.398073354439" calcext:value-type="float">
            <text:p>69</text:p>
          </table:table-cell>
          <table:table-cell table:style-name="ce47" table:formula="of:=-[.$K$4]+SQRT([.M$15]^2+[.$K$4]^2+2*[.M$15]*[.$K$4]*SIN(RADIANS( [.$C18]-[.M$16])))" office:value-type="float" office:value="71.0575340457779" calcext:value-type="float">
            <text:p>71</text:p>
          </table:table-cell>
          <table:table-cell table:style-name="ce47" table:formula="of:=-[.$K$4]+SQRT([.N$15]^2+[.$K$4]^2+2*[.N$15]*[.$K$4]*SIN(RADIANS( [.$C18]-[.N$16])))" office:value-type="float" office:value="72.723461054781" calcext:value-type="float">
            <text:p>73</text:p>
          </table:table-cell>
          <table:table-cell table:number-columns-repeated="4"/>
          <table:table-cell table:style-name="ce58"/>
          <table:table-cell table:style-name="ce44" table:number-columns-repeated="23"/>
          <table:table-cell/>
          <table:table-cell table:style-name="ce14" table:number-columns-repeated="64"/>
        </table:table-row>
        <table:table-row table:style-name="ro6">
          <table:table-cell table:number-columns-repeated="2"/>
          <table:table-cell table:style-name="ce41" table:formula="of:=[.$C18]+[.$C$12]" office:value-type="float" office:value="11" calcext:value-type="float">
            <text:p>11</text:p>
          </table:table-cell>
          <table:table-cell table:style-name="ce36" table:formula="of:=-[.$K$4]+SQRT([.D$15]^2+[.$K$4]^2+2*[.D$15]*[.$K$4]*SIN(RADIANS( [.$C19]-[.D$16])))" office:value-type="float" office:value="57.798236151305" calcext:value-type="float">
            <text:p>58</text:p>
          </table:table-cell>
          <table:table-cell table:style-name="ce49" table:formula="of:=-[.$K$4]+SQRT([.E$15]^2+[.$K$4]^2+2*[.E$15]*[.$K$4]*SIN(RADIANS( [.$C19]-[.E$16])))" office:value-type="float" office:value="59.4095903130487" calcext:value-type="float">
            <text:p>59</text:p>
          </table:table-cell>
          <table:table-cell table:style-name="ce49" table:formula="of:=-[.$K$4]+SQRT([.F$15]^2+[.$K$4]^2+2*[.F$15]*[.$K$4]*SIN(RADIANS( [.$C19]-[.F$16])))" office:value-type="float" office:value="61.0286977638537" calcext:value-type="float">
            <text:p>61</text:p>
          </table:table-cell>
          <table:table-cell table:style-name="ce49" table:formula="of:=-[.$K$4]+SQRT([.G$15]^2+[.$K$4]^2+2*[.G$15]*[.$K$4]*SIN(RADIANS( [.$C19]-[.G$16])))" office:value-type="float" office:value="62.6553523219548" calcext:value-type="float">
            <text:p>63</text:p>
          </table:table-cell>
          <table:table-cell table:style-name="ce49" table:formula="of:=-[.$K$4]+SQRT([.H$15]^2+[.$K$4]^2+2*[.H$15]*[.$K$4]*SIN(RADIANS( [.$C19]-[.H$16])))" office:value-type="float" office:value="64.2893541408135" calcext:value-type="float">
            <text:p>64</text:p>
          </table:table-cell>
          <table:table-cell table:style-name="ce49" table:formula="of:=-[.$K$4]+SQRT([.I$15]^2+[.$K$4]^2+2*[.I$15]*[.$K$4]*SIN(RADIANS( [.$C19]-[.I$16])))" office:value-type="float" office:value="65.9305095120726" calcext:value-type="float">
            <text:p>66</text:p>
          </table:table-cell>
          <table:table-cell table:style-name="ce49" table:formula="of:=-[.$K$4]+SQRT([.J$15]^2+[.$K$4]^2+2*[.J$15]*[.$K$4]*SIN(RADIANS( [.$C19]-[.J$16])))" office:value-type="float" office:value="67.5786306731118" calcext:value-type="float">
            <text:p>68</text:p>
          </table:table-cell>
          <table:table-cell table:style-name="ce49" table:formula="of:=-[.$K$4]+SQRT([.K$15]^2+[.$K$4]^2+2*[.K$15]*[.$K$4]*SIN(RADIANS( [.$C19]-[.K$16])))" office:value-type="float" office:value="69.2335356192988" calcext:value-type="float">
            <text:p>69</text:p>
          </table:table-cell>
          <table:table-cell table:style-name="ce49" table:formula="of:=-[.$K$4]+SQRT([.L$15]^2+[.$K$4]^2+2*[.L$15]*[.$K$4]*SIN(RADIANS( [.$C19]-[.L$16])))" office:value-type="float" office:value="70.8950479210007" calcext:value-type="float">
            <text:p>71</text:p>
          </table:table-cell>
          <table:table-cell table:style-name="ce49" table:formula="of:=-[.$K$4]+SQRT([.M$15]^2+[.$K$4]^2+2*[.M$15]*[.$K$4]*SIN(RADIANS( [.$C19]-[.M$16])))" office:value-type="float" office:value="72.5629965453952" calcext:value-type="float">
            <text:p>73</text:p>
          </table:table-cell>
          <table:table-cell table:style-name="ce49" table:formula="of:=-[.$K$4]+SQRT([.N$15]^2+[.$K$4]^2+2*[.N$15]*[.$K$4]*SIN(RADIANS( [.$C19]-[.N$16])))" office:value-type="float" office:value="74.2372156830988" calcext:value-type="float">
            <text:p>74</text:p>
          </table:table-cell>
          <table:table-cell table:number-columns-repeated="4"/>
          <table:table-cell table:style-name="ce58"/>
          <table:table-cell table:style-name="ce44" table:number-columns-repeated="23"/>
          <table:table-cell/>
          <table:table-cell table:style-name="ce14" table:number-columns-repeated="64"/>
        </table:table-row>
        <table:table-row table:style-name="ro6">
          <table:table-cell table:number-columns-repeated="2"/>
          <table:table-cell table:style-name="ce41" table:formula="of:=[.$C19]+[.$C$12]" office:value-type="float" office:value="12" calcext:value-type="float">
            <text:p>12</text:p>
          </table:table-cell>
          <table:table-cell table:style-name="ce36" table:formula="of:=-[.$K$4]+SQRT([.D$15]^2+[.$K$4]^2+2*[.D$15]*[.$K$4]*SIN(RADIANS( [.$C20]-[.D$16])))" office:value-type="float" office:value="59.2060032628319" calcext:value-type="float">
            <text:p>59</text:p>
          </table:table-cell>
          <table:table-cell table:style-name="ce49" table:formula="of:=-[.$K$4]+SQRT([.E$15]^2+[.$K$4]^2+2*[.E$15]*[.$K$4]*SIN(RADIANS( [.$C20]-[.E$16])))" office:value-type="float" office:value="60.8275123343531" calcext:value-type="float">
            <text:p>61</text:p>
          </table:table-cell>
          <table:table-cell table:style-name="ce49" table:formula="of:=-[.$K$4]+SQRT([.F$15]^2+[.$K$4]^2+2*[.F$15]*[.$K$4]*SIN(RADIANS( [.$C20]-[.F$16])))" office:value-type="float" office:value="62.4565340803753" calcext:value-type="float">
            <text:p>62</text:p>
          </table:table-cell>
          <table:table-cell table:style-name="ce49" table:formula="of:=-[.$K$4]+SQRT([.G$15]^2+[.$K$4]^2+2*[.G$15]*[.$K$4]*SIN(RADIANS( [.$C20]-[.G$16])))" office:value-type="float" office:value="64.0928690640017" calcext:value-type="float">
            <text:p>64</text:p>
          </table:table-cell>
          <table:table-cell table:style-name="ce49" table:formula="of:=-[.$K$4]+SQRT([.H$15]^2+[.$K$4]^2+2*[.H$15]*[.$K$4]*SIN(RADIANS( [.$C20]-[.H$16])))" office:value-type="float" office:value="65.7363239967029" calcext:value-type="float">
            <text:p>66</text:p>
          </table:table-cell>
          <table:table-cell table:style-name="ce49" table:formula="of:=-[.$K$4]+SQRT([.I$15]^2+[.$K$4]^2+2*[.I$15]*[.$K$4]*SIN(RADIANS( [.$C20]-[.I$16])))" office:value-type="float" office:value="67.3867115443375" calcext:value-type="float">
            <text:p>67</text:p>
          </table:table-cell>
          <table:table-cell table:style-name="ce49" table:formula="of:=-[.$K$4]+SQRT([.J$15]^2+[.$K$4]^2+2*[.J$15]*[.$K$4]*SIN(RADIANS( [.$C20]-[.J$16])))" office:value-type="float" office:value="69.0438501379859" calcext:value-type="float">
            <text:p>69</text:p>
          </table:table-cell>
          <table:table-cell table:style-name="ce49" table:formula="of:=-[.$K$4]+SQRT([.K$15]^2+[.$K$4]^2+2*[.K$15]*[.$K$4]*SIN(RADIANS( [.$C20]-[.K$16])))" office:value-type="float" office:value="70.7075637896562" calcext:value-type="float">
            <text:p>71</text:p>
          </table:table-cell>
          <table:table-cell table:style-name="ce49" table:formula="of:=-[.$K$4]+SQRT([.L$15]^2+[.$K$4]^2+2*[.L$15]*[.$K$4]*SIN(RADIANS( [.$C20]-[.L$16])))" office:value-type="float" office:value="72.3776819128932" calcext:value-type="float">
            <text:p>72</text:p>
          </table:table-cell>
          <table:table-cell table:style-name="ce49" table:formula="of:=-[.$K$4]+SQRT([.M$15]^2+[.$K$4]^2+2*[.M$15]*[.$K$4]*SIN(RADIANS( [.$C20]-[.M$16])))" office:value-type="float" office:value="74.0540391483023" calcext:value-type="float">
            <text:p>74</text:p>
          </table:table-cell>
          <table:table-cell table:style-name="ce49" table:formula="of:=-[.$K$4]+SQRT([.N$15]^2+[.$K$4]^2+2*[.N$15]*[.$K$4]*SIN(RADIANS( [.$C20]-[.N$16])))" office:value-type="float" office:value="75.7364751939795" calcext:value-type="float">
            <text:p>76</text:p>
          </table:table-cell>
          <table:table-cell table:number-columns-repeated="4"/>
          <table:table-cell table:style-name="ce58"/>
          <table:table-cell table:style-name="ce44" table:number-columns-repeated="23"/>
          <table:table-cell/>
          <table:table-cell table:style-name="ce14" table:number-columns-repeated="64"/>
        </table:table-row>
        <table:table-row table:style-name="ro6">
          <table:table-cell table:number-columns-repeated="2"/>
          <table:table-cell table:style-name="ce41" table:formula="of:=[.$C20]+[.$C$12]" office:value-type="float" office:value="13" calcext:value-type="float">
            <text:p>13</text:p>
          </table:table-cell>
          <table:table-cell table:style-name="ce36" table:formula="of:=-[.$K$4]+SQRT([.D$15]^2+[.$K$4]^2+2*[.D$15]*[.$K$4]*SIN(RADIANS( [.$C21]-[.D$16])))" office:value-type="float" office:value="60.6001234177924" calcext:value-type="float">
            <text:p>61</text:p>
          </table:table-cell>
          <table:table-cell table:style-name="ce49" table:formula="of:=-[.$K$4]+SQRT([.E$15]^2+[.$K$4]^2+2*[.E$15]*[.$K$4]*SIN(RADIANS( [.$C21]-[.E$16])))" office:value-type="float" office:value="62.2316687203596" calcext:value-type="float">
            <text:p>62</text:p>
          </table:table-cell>
          <table:table-cell table:style-name="ce49" table:formula="of:=-[.$K$4]+SQRT([.F$15]^2+[.$K$4]^2+2*[.F$15]*[.$K$4]*SIN(RADIANS( [.$C21]-[.F$16])))" office:value-type="float" office:value="63.8704913538112" calcext:value-type="float">
            <text:p>64</text:p>
          </table:table-cell>
          <table:table-cell table:style-name="ce49" table:formula="of:=-[.$K$4]+SQRT([.G$15]^2+[.$K$4]^2+2*[.G$15]*[.$K$4]*SIN(RADIANS( [.$C21]-[.G$16])))" office:value-type="float" office:value="65.5163984578641" calcext:value-type="float">
            <text:p>66</text:p>
          </table:table-cell>
          <table:table-cell table:style-name="ce49" table:formula="of:=-[.$K$4]+SQRT([.H$15]^2+[.$K$4]^2+2*[.H$15]*[.$K$4]*SIN(RADIANS( [.$C21]-[.H$16])))" office:value-type="float" office:value="67.1692031367929" calcext:value-type="float">
            <text:p>67</text:p>
          </table:table-cell>
          <table:table-cell table:style-name="ce49" table:formula="of:=-[.$K$4]+SQRT([.I$15]^2+[.$K$4]^2+2*[.I$15]*[.$K$4]*SIN(RADIANS( [.$C21]-[.I$16])))" office:value-type="float" office:value="68.8287242687063" calcext:value-type="float">
            <text:p>69</text:p>
          </table:table-cell>
          <table:table-cell table:style-name="ce49" table:formula="of:=-[.$K$4]+SQRT([.J$15]^2+[.$K$4]^2+2*[.J$15]*[.$K$4]*SIN(RADIANS( [.$C21]-[.J$16])))" office:value-type="float" office:value="70.4947863198155" calcext:value-type="float">
            <text:p>70</text:p>
          </table:table-cell>
          <table:table-cell table:style-name="ce49" table:formula="of:=-[.$K$4]+SQRT([.K$15]^2+[.$K$4]^2+2*[.K$15]*[.$K$4]*SIN(RADIANS( [.$C21]-[.K$16])))" office:value-type="float" office:value="72.1672191637201" calcext:value-type="float">
            <text:p>72</text:p>
          </table:table-cell>
          <table:table-cell table:style-name="ce49" table:formula="of:=-[.$K$4]+SQRT([.L$15]^2+[.$K$4]^2+2*[.L$15]*[.$K$4]*SIN(RADIANS( [.$C21]-[.L$16])))" office:value-type="float" office:value="73.845857905714" calcext:value-type="float">
            <text:p>74</text:p>
          </table:table-cell>
          <table:table-cell table:style-name="ce49" table:formula="of:=-[.$K$4]+SQRT([.M$15]^2+[.$K$4]^2+2*[.M$15]*[.$K$4]*SIN(RADIANS( [.$C21]-[.M$16])))" office:value-type="float" office:value="75.5305427120973" calcext:value-type="float">
            <text:p>76</text:p>
          </table:table-cell>
          <table:table-cell table:style-name="ce49" table:formula="of:=-[.$K$4]+SQRT([.N$15]^2+[.$K$4]^2+2*[.N$15]*[.$K$4]*SIN(RADIANS( [.$C21]-[.N$16])))" office:value-type="float" office:value="77.2211186444605" calcext:value-type="float">
            <text:p>77</text:p>
          </table:table-cell>
          <table:table-cell table:number-columns-repeated="4"/>
          <table:table-cell table:style-name="ce58"/>
          <table:table-cell table:style-name="ce44" table:number-columns-repeated="23"/>
          <table:table-cell/>
          <table:table-cell table:style-name="ce14" table:number-columns-repeated="64"/>
        </table:table-row>
        <table:table-row table:style-name="ro6">
          <table:table-cell table:number-columns-repeated="2"/>
          <table:table-cell table:style-name="ce41" table:formula="of:=[.$C21]+[.$C$12]" office:value-type="float" office:value="14" calcext:value-type="float">
            <text:p>14</text:p>
          </table:table-cell>
          <table:table-cell table:style-name="ce36" table:formula="of:=-[.$K$4]+SQRT([.D$15]^2+[.$K$4]^2+2*[.D$15]*[.$K$4]*SIN(RADIANS( [.$C22]-[.D$16])))" office:value-type="float" office:value="61.9804904422327" calcext:value-type="float">
            <text:p>62</text:p>
          </table:table-cell>
          <table:table-cell table:style-name="ce49" table:formula="of:=-[.$K$4]+SQRT([.E$15]^2+[.$K$4]^2+2*[.E$15]*[.$K$4]*SIN(RADIANS( [.$C22]-[.E$16])))" office:value-type="float" office:value="63.6219524225886" calcext:value-type="float">
            <text:p>64</text:p>
          </table:table-cell>
          <table:table-cell table:style-name="ce49" table:formula="of:=-[.$K$4]+SQRT([.F$15]^2+[.$K$4]^2+2*[.F$15]*[.$K$4]*SIN(RADIANS( [.$C22]-[.F$16])))" office:value-type="float" office:value="65.2704615457392" calcext:value-type="float">
            <text:p>65</text:p>
          </table:table-cell>
          <table:table-cell table:style-name="ce49" table:formula="of:=-[.$K$4]+SQRT([.G$15]^2+[.$K$4]^2+2*[.G$15]*[.$K$4]*SIN(RADIANS( [.$C22]-[.G$16])))" office:value-type="float" office:value="66.9258313643651" calcext:value-type="float">
            <text:p>67</text:p>
          </table:table-cell>
          <table:table-cell table:style-name="ce49" table:formula="of:=-[.$K$4]+SQRT([.H$15]^2+[.$K$4]^2+2*[.H$15]*[.$K$4]*SIN(RADIANS( [.$C22]-[.H$16])))" office:value-type="float" office:value="68.5878812149575" calcext:value-type="float">
            <text:p>69</text:p>
          </table:table-cell>
          <table:table-cell table:style-name="ce49" table:formula="of:=-[.$K$4]+SQRT([.I$15]^2+[.$K$4]^2+2*[.I$15]*[.$K$4]*SIN(RADIANS( [.$C22]-[.I$16])))" office:value-type="float" office:value="70.2564360305185" calcext:value-type="float">
            <text:p>70</text:p>
          </table:table-cell>
          <table:table-cell table:style-name="ce49" table:formula="of:=-[.$K$4]+SQRT([.J$15]^2+[.$K$4]^2+2*[.J$15]*[.$K$4]*SIN(RADIANS( [.$C22]-[.J$16])))" office:value-type="float" office:value="71.9313261584013" calcext:value-type="float">
            <text:p>72</text:p>
          </table:table-cell>
          <table:table-cell table:style-name="ce49" table:formula="of:=-[.$K$4]+SQRT([.K$15]^2+[.$K$4]^2+2*[.K$15]*[.$K$4]*SIN(RADIANS( [.$C22]-[.K$16])))" office:value-type="float" office:value="73.6123871832855" calcext:value-type="float">
            <text:p>74</text:p>
          </table:table-cell>
          <table:table-cell table:style-name="ce49" table:formula="of:=-[.$K$4]+SQRT([.L$15]^2+[.$K$4]^2+2*[.L$15]*[.$K$4]*SIN(RADIANS( [.$C22]-[.L$16])))" office:value-type="float" office:value="75.2994597552648" calcext:value-type="float">
            <text:p>75</text:p>
          </table:table-cell>
          <table:table-cell table:style-name="ce49" table:formula="of:=-[.$K$4]+SQRT([.M$15]^2+[.$K$4]^2+2*[.M$15]*[.$K$4]*SIN(RADIANS( [.$C22]-[.M$16])))" office:value-type="float" office:value="76.9923894230082" calcext:value-type="float">
            <text:p>77</text:p>
          </table:table-cell>
          <table:table-cell table:style-name="ce49" table:formula="of:=-[.$K$4]+SQRT([.N$15]^2+[.$K$4]^2+2*[.N$15]*[.$K$4]*SIN(RADIANS( [.$C22]-[.N$16])))" office:value-type="float" office:value="78.691026471942" calcext:value-type="float">
            <text:p>79</text:p>
          </table:table-cell>
          <table:table-cell table:number-columns-repeated="4"/>
          <table:table-cell table:style-name="ce14"/>
          <table:table-cell table:number-columns-repeated="24"/>
          <table:table-cell table:style-name="ce14" table:number-columns-repeated="64"/>
        </table:table-row>
        <table:table-row table:style-name="ro6">
          <table:table-cell table:number-columns-repeated="2"/>
          <table:table-cell table:style-name="ce41" table:formula="of:=[.$C22]+[.$C$12]" office:value-type="float" office:value="15" calcext:value-type="float">
            <text:p>15</text:p>
          </table:table-cell>
          <table:table-cell table:style-name="ce36" table:formula="of:=-[.$K$4]+SQRT([.D$15]^2+[.$K$4]^2+2*[.D$15]*[.$K$4]*SIN(RADIANS( [.$C23]-[.D$16])))" office:value-type="float" office:value="63.3469992098046" calcext:value-type="float">
            <text:p>63</text:p>
          </table:table-cell>
          <table:table-cell table:style-name="ce49" table:formula="of:=-[.$K$4]+SQRT([.E$15]^2+[.$K$4]^2+2*[.E$15]*[.$K$4]*SIN(RADIANS( [.$C23]-[.E$16])))" office:value-type="float" office:value="64.9982574536563" calcext:value-type="float">
            <text:p>65</text:p>
          </table:table-cell>
          <table:table-cell table:style-name="ce49" table:formula="of:=-[.$K$4]+SQRT([.F$15]^2+[.$K$4]^2+2*[.F$15]*[.$K$4]*SIN(RADIANS( [.$C23]-[.F$16])))" office:value-type="float" office:value="66.6563376972196" calcext:value-type="float">
            <text:p>67</text:p>
          </table:table-cell>
          <table:table-cell table:style-name="ce49" table:formula="of:=-[.$K$4]+SQRT([.G$15]^2+[.$K$4]^2+2*[.G$15]*[.$K$4]*SIN(RADIANS( [.$C23]-[.G$16])))" office:value-type="float" office:value="68.3210597468794" calcext:value-type="float">
            <text:p>68</text:p>
          </table:table-cell>
          <table:table-cell table:style-name="ce49" table:formula="of:=-[.$K$4]+SQRT([.H$15]^2+[.$K$4]^2+2*[.H$15]*[.$K$4]*SIN(RADIANS( [.$C23]-[.H$16])))" office:value-type="float" office:value="69.9922490151557" calcext:value-type="float">
            <text:p>70</text:p>
          </table:table-cell>
          <table:table-cell table:style-name="ce49" table:formula="of:=-[.$K$4]+SQRT([.I$15]^2+[.$K$4]^2+2*[.I$15]*[.$K$4]*SIN(RADIANS( [.$C23]-[.I$16])))" office:value-type="float" office:value="71.6697363369766" calcext:value-type="float">
            <text:p>72</text:p>
          </table:table-cell>
          <table:table-cell table:style-name="ce49" table:formula="of:=-[.$K$4]+SQRT([.J$15]^2+[.$K$4]^2+2*[.J$15]*[.$K$4]*SIN(RADIANS( [.$C23]-[.J$16])))" office:value-type="float" office:value="73.3533577912091" calcext:value-type="float">
            <text:p>73</text:p>
          </table:table-cell>
          <table:table-cell table:style-name="ce49" table:formula="of:=-[.$K$4]+SQRT([.K$15]^2+[.$K$4]^2+2*[.K$15]*[.$K$4]*SIN(RADIANS( [.$C23]-[.K$16])))" office:value-type="float" office:value="75.0429545274183" calcext:value-type="float">
            <text:p>75</text:p>
          </table:table-cell>
          <table:table-cell table:style-name="ce49" table:formula="of:=-[.$K$4]+SQRT([.L$15]^2+[.$K$4]^2+2*[.L$15]*[.$K$4]*SIN(RADIANS( [.$C23]-[.L$16])))" office:value-type="float" office:value="76.7383725978076" calcext:value-type="float">
            <text:p>77</text:p>
          </table:table-cell>
          <table:table-cell table:style-name="ce49" table:formula="of:=-[.$K$4]+SQRT([.M$15]^2+[.$K$4]^2+2*[.M$15]*[.$K$4]*SIN(RADIANS( [.$C23]-[.M$16])))" office:value-type="float" office:value="78.4394627942814" calcext:value-type="float">
            <text:p>78</text:p>
          </table:table-cell>
          <table:table-cell table:style-name="ce49" table:formula="of:=-[.$K$4]+SQRT([.N$15]^2+[.$K$4]^2+2*[.N$15]*[.$K$4]*SIN(RADIANS( [.$C23]-[.N$16])))" office:value-type="float" office:value="80.1460804905562" calcext:value-type="float">
            <text:p>80</text:p>
          </table:table-cell>
          <table:table-cell table:number-columns-repeated="4"/>
          <table:table-cell table:style-name="ce14"/>
          <table:table-cell table:number-columns-repeated="24"/>
          <table:table-cell table:style-name="ce14" table:number-columns-repeated="64"/>
        </table:table-row>
        <table:table-row table:style-name="ro6">
          <table:table-cell table:number-columns-repeated="2"/>
          <table:table-cell table:style-name="ce41" table:formula="of:=[.$C23]+[.$C$12]" office:value-type="float" office:value="16" calcext:value-type="float">
            <text:p>16</text:p>
          </table:table-cell>
          <table:table-cell table:style-name="ce36" table:formula="of:=-[.$K$4]+SQRT([.D$15]^2+[.$K$4]^2+2*[.D$15]*[.$K$4]*SIN(RADIANS( [.$C24]-[.D$16])))" office:value-type="float" office:value="64.6995456497585" calcext:value-type="float">
            <text:p>65</text:p>
          </table:table-cell>
          <table:table-cell table:style-name="ce49" table:formula="of:=-[.$K$4]+SQRT([.E$15]^2+[.$K$4]^2+2*[.E$15]*[.$K$4]*SIN(RADIANS( [.$C24]-[.E$16])))" office:value-type="float" office:value="66.3604788951224" calcext:value-type="float">
            <text:p>66</text:p>
          </table:table-cell>
          <table:table-cell table:style-name="ce49" table:formula="of:=-[.$K$4]+SQRT([.F$15]^2+[.$K$4]^2+2*[.F$15]*[.$K$4]*SIN(RADIANS( [.$C24]-[.F$16])))" office:value-type="float" office:value="68.0280139362524" calcext:value-type="float">
            <text:p>68</text:p>
          </table:table-cell>
          <table:table-cell table:style-name="ce49" table:formula="of:=-[.$K$4]+SQRT([.G$15]^2+[.$K$4]^2+2*[.G$15]*[.$K$4]*SIN(RADIANS( [.$C24]-[.G$16])))" office:value-type="float" office:value="69.7019766781667" calcext:value-type="float">
            <text:p>70</text:p>
          </table:table-cell>
          <table:table-cell table:style-name="ce49" table:formula="of:=-[.$K$4]+SQRT([.H$15]^2+[.$K$4]^2+2*[.H$15]*[.$K$4]*SIN(RADIANS( [.$C24]-[.H$16])))" office:value-type="float" office:value="71.3821984574215" calcext:value-type="float">
            <text:p>71</text:p>
          </table:table-cell>
          <table:table-cell table:style-name="ce49" table:formula="of:=-[.$K$4]+SQRT([.I$15]^2+[.$K$4]^2+2*[.I$15]*[.$K$4]*SIN(RADIANS( [.$C24]-[.I$16])))" office:value-type="float" office:value="73.0685158620846" calcext:value-type="float">
            <text:p>73</text:p>
          </table:table-cell>
          <table:table-cell table:style-name="ce49" table:formula="of:=-[.$K$4]+SQRT([.J$15]^2+[.$K$4]^2+2*[.J$15]*[.$K$4]*SIN(RADIANS( [.$C24]-[.J$16])))" office:value-type="float" office:value="74.7607705570611" calcext:value-type="float">
            <text:p>75</text:p>
          </table:table-cell>
          <table:table-cell table:style-name="ce49" table:formula="of:=-[.$K$4]+SQRT([.K$15]^2+[.$K$4]^2+2*[.K$15]*[.$K$4]*SIN(RADIANS( [.$C24]-[.K$16])))" office:value-type="float" office:value="76.4588091147158" calcext:value-type="float">
            <text:p>76</text:p>
          </table:table-cell>
          <table:table-cell table:style-name="ce49" table:formula="of:=-[.$K$4]+SQRT([.L$15]^2+[.$K$4]^2+2*[.L$15]*[.$K$4]*SIN(RADIANS( [.$C24]-[.L$16])))" office:value-type="float" office:value="78.1624828507266" calcext:value-type="float">
            <text:p>78</text:p>
          </table:table-cell>
          <table:table-cell table:style-name="ce49" table:formula="of:=-[.$K$4]+SQRT([.M$15]^2+[.$K$4]^2+2*[.M$15]*[.$K$4]*SIN(RADIANS( [.$C24]-[.M$16])))" office:value-type="float" office:value="79.871647665087" calcext:value-type="float">
            <text:p>80</text:p>
          </table:table-cell>
          <table:table-cell table:style-name="ce49" table:formula="of:=-[.$K$4]+SQRT([.N$15]^2+[.$K$4]^2+2*[.N$15]*[.$K$4]*SIN(RADIANS( [.$C24]-[.N$16])))" office:value-type="float" office:value="81.5861638881717" calcext:value-type="float">
            <text:p>82</text:p>
          </table:table-cell>
          <table:table-cell table:number-columns-repeated="4"/>
          <table:table-cell table:style-name="ce14"/>
          <table:table-cell table:number-columns-repeated="24"/>
          <table:table-cell table:style-name="ce14" table:number-columns-repeated="64"/>
        </table:table-row>
        <table:table-row table:style-name="ro5">
          <table:table-cell/>
          <table:table-cell table:style-name="ce7" office:value-type="string" calcext:value-type="string">
            <text:p>NOTE</text:p>
          </table:table-cell>
          <table:table-cell table:style-name="ce41" table:formula="of:=[.$C24]+[.$C$12]" office:value-type="float" office:value="17" calcext:value-type="float">
            <text:p>17</text:p>
          </table:table-cell>
          <table:table-cell table:style-name="ce36" table:formula="of:=-[.$K$4]+SQRT([.D$15]^2+[.$K$4]^2+2*[.D$15]*[.$K$4]*SIN(RADIANS( [.$C25]-[.D$16])))" office:value-type="float" office:value="66.038026754858" calcext:value-type="float">
            <text:p>66</text:p>
          </table:table-cell>
          <table:table-cell table:style-name="ce49" table:formula="of:=-[.$K$4]+SQRT([.E$15]^2+[.$K$4]^2+2*[.E$15]*[.$K$4]*SIN(RADIANS( [.$C25]-[.E$16])))" office:value-type="float" office:value="67.7085129052707" calcext:value-type="float">
            <text:p>68</text:p>
          </table:table-cell>
          <table:table-cell table:style-name="ce49" table:formula="of:=-[.$K$4]+SQRT([.F$15]^2+[.$K$4]^2+2*[.F$15]*[.$K$4]*SIN(RADIANS( [.$C25]-[.F$16])))" office:value-type="float" office:value="69.3853854851929" calcext:value-type="float">
            <text:p>69</text:p>
          </table:table-cell>
          <table:table-cell table:style-name="ce49" table:formula="of:=-[.$K$4]+SQRT([.G$15]^2+[.$K$4]^2+2*[.G$15]*[.$K$4]*SIN(RADIANS( [.$C25]-[.G$16])))" office:value-type="float" office:value="71.0684763472039" calcext:value-type="float">
            <text:p>71</text:p>
          </table:table-cell>
          <table:table-cell table:style-name="ce49" table:formula="of:=-[.$K$4]+SQRT([.H$15]^2+[.$K$4]^2+2*[.H$15]*[.$K$4]*SIN(RADIANS( [.$C25]-[.H$16])))" office:value-type="float" office:value="72.7576226039036" calcext:value-type="float">
            <text:p>73</text:p>
          </table:table-cell>
          <table:table-cell table:style-name="ce49" table:formula="of:=-[.$K$4]+SQRT([.I$15]^2+[.$K$4]^2+2*[.I$15]*[.$K$4]*SIN(RADIANS( [.$C25]-[.I$16])))" office:value-type="float" office:value="74.4526664516993" calcext:value-type="float">
            <text:p>74</text:p>
          </table:table-cell>
          <table:table-cell table:style-name="ce49" table:formula="of:=-[.$K$4]+SQRT([.J$15]^2+[.$K$4]^2+2*[.J$15]*[.$K$4]*SIN(RADIANS( [.$C25]-[.J$16])))" office:value-type="float" office:value="76.1534550000146" calcext:value-type="float">
            <text:p>76</text:p>
          </table:table-cell>
          <table:table-cell table:style-name="ce49" table:formula="of:=-[.$K$4]+SQRT([.K$15]^2+[.$K$4]^2+2*[.K$15]*[.$K$4]*SIN(RADIANS( [.$C25]-[.K$16])))" office:value-type="float" office:value="77.8598401058428" calcext:value-type="float">
            <text:p>78</text:p>
          </table:table-cell>
          <table:table-cell table:style-name="ce49" table:formula="of:=-[.$K$4]+SQRT([.L$15]^2+[.$K$4]^2+2*[.L$15]*[.$K$4]*SIN(RADIANS( [.$C25]-[.L$16])))" office:value-type="float" office:value="79.5716782135596" calcext:value-type="float">
            <text:p>80</text:p>
          </table:table-cell>
          <table:table-cell table:style-name="ce49" table:formula="of:=-[.$K$4]+SQRT([.M$15]^2+[.$K$4]^2+2*[.M$15]*[.$K$4]*SIN(RADIANS( [.$C25]-[.M$16])))" office:value-type="float" office:value="81.2888301998983" calcext:value-type="float">
            <text:p>81</text:p>
          </table:table-cell>
          <table:table-cell table:style-name="ce49" table:formula="of:=-[.$K$4]+SQRT([.N$15]^2+[.$K$4]^2+2*[.N$15]*[.$K$4]*SIN(RADIANS( [.$C25]-[.N$16])))" office:value-type="float" office:value="83.011161223984" calcext:value-type="float">
            <text:p>83</text:p>
          </table:table-cell>
          <table:table-cell table:number-columns-repeated="4"/>
          <table:table-cell table:style-name="ce14"/>
          <table:table-cell table:number-columns-repeated="24"/>
          <table:table-cell table:style-name="ce14" table:number-columns-repeated="64"/>
        </table:table-row>
        <table:table-row table:style-name="ro5">
          <table:table-cell/>
          <table:table-cell table:style-name="ce8" office:value-type="string" calcext:value-type="string">
            <text:p>sheet protection</text:p>
          </table:table-cell>
          <table:table-cell table:style-name="ce41" table:formula="of:=[.$C25]+[.$C$12]" office:value-type="float" office:value="18" calcext:value-type="float">
            <text:p>18</text:p>
          </table:table-cell>
          <table:table-cell table:style-name="ce36" table:formula="of:=-[.$K$4]+SQRT([.D$15]^2+[.$K$4]^2+2*[.D$15]*[.$K$4]*SIN(RADIANS( [.$C26]-[.D$16])))" office:value-type="float" office:value="67.3623405892135" calcext:value-type="float">
            <text:p>67</text:p>
          </table:table-cell>
          <table:table-cell table:style-name="ce49" table:formula="of:=-[.$K$4]+SQRT([.E$15]^2+[.$K$4]^2+2*[.E$15]*[.$K$4]*SIN(RADIANS( [.$C26]-[.E$16])))" office:value-type="float" office:value="69.0422567268187" calcext:value-type="float">
            <text:p>69</text:p>
          </table:table-cell>
          <table:table-cell table:style-name="ce49" table:formula="of:=-[.$K$4]+SQRT([.F$15]^2+[.$K$4]^2+2*[.F$15]*[.$K$4]*SIN(RADIANS( [.$C26]-[.F$16])))" office:value-type="float" office:value="70.7283486681212" calcext:value-type="float">
            <text:p>71</text:p>
          </table:table-cell>
          <table:table-cell table:style-name="ce49" table:formula="of:=-[.$K$4]+SQRT([.G$15]^2+[.$K$4]^2+2*[.G$15]*[.$K$4]*SIN(RADIANS( [.$C26]-[.G$16])))" office:value-type="float" office:value="72.4204540660072" calcext:value-type="float">
            <text:p>72</text:p>
          </table:table-cell>
          <table:table-cell table:style-name="ce49" table:formula="of:=-[.$K$4]+SQRT([.H$15]^2+[.$K$4]^2+2*[.H$15]*[.$K$4]*SIN(RADIANS( [.$C26]-[.H$16])))" office:value-type="float" office:value="74.1184156649449" calcext:value-type="float">
            <text:p>74</text:p>
          </table:table-cell>
          <table:table-cell table:style-name="ce49" table:formula="of:=-[.$K$4]+SQRT([.I$15]^2+[.$K$4]^2+2*[.I$15]*[.$K$4]*SIN(RADIANS( [.$C26]-[.I$16])))" office:value-type="float" office:value="75.8220811286825" calcext:value-type="float">
            <text:p>76</text:p>
          </table:table-cell>
          <table:table-cell table:style-name="ce49" table:formula="of:=-[.$K$4]+SQRT([.J$15]^2+[.$K$4]^2+2*[.J$15]*[.$K$4]*SIN(RADIANS( [.$C26]-[.J$16])))" office:value-type="float" office:value="77.5313028734137" calcext:value-type="float">
            <text:p>78</text:p>
          </table:table-cell>
          <table:table-cell table:style-name="ce49" table:formula="of:=-[.$K$4]+SQRT([.K$15]^2+[.$K$4]^2+2*[.K$15]*[.$K$4]*SIN(RADIANS( [.$C26]-[.K$16])))" office:value-type="float" office:value="79.2459379063179" calcext:value-type="float">
            <text:p>79</text:p>
          </table:table-cell>
          <table:table-cell table:style-name="ce49" table:formula="of:=-[.$K$4]+SQRT([.L$15]^2+[.$K$4]^2+2*[.L$15]*[.$K$4]*SIN(RADIANS( [.$C26]-[.L$16])))" office:value-type="float" office:value="80.9658476693695" calcext:value-type="float">
            <text:p>81</text:p>
          </table:table-cell>
          <table:table-cell table:style-name="ce49" table:formula="of:=-[.$K$4]+SQRT([.M$15]^2+[.$K$4]^2+2*[.M$15]*[.$K$4]*SIN(RADIANS( [.$C26]-[.M$16])))" office:value-type="float" office:value="82.6908978883073" calcext:value-type="float">
            <text:p>83</text:p>
          </table:table-cell>
          <table:table-cell table:style-name="ce49" table:formula="of:=-[.$K$4]+SQRT([.N$15]^2+[.$K$4]^2+2*[.N$15]*[.$K$4]*SIN(RADIANS( [.$C26]-[.N$16])))" office:value-type="float" office:value="84.4209584266452" calcext:value-type="float">
            <text:p>84</text:p>
          </table:table-cell>
          <table:table-cell table:number-columns-repeated="4"/>
          <table:table-cell table:style-name="ce14"/>
          <table:table-cell table:number-columns-repeated="24"/>
          <table:table-cell table:style-name="ce14" table:number-columns-repeated="64"/>
        </table:table-row>
        <table:table-row table:style-name="ro5">
          <table:table-cell/>
          <table:table-cell table:style-name="ce9" office:value-type="string" calcext:value-type="string">
            <text:p>is without password</text:p>
          </table:table-cell>
          <table:table-cell table:style-name="ce41" table:formula="of:=[.$C26]+[.$C$12]" office:value-type="float" office:value="19" calcext:value-type="float">
            <text:p>19</text:p>
          </table:table-cell>
          <table:table-cell table:style-name="ce36" table:formula="of:=-[.$K$4]+SQRT([.D$15]^2+[.$K$4]^2+2*[.D$15]*[.$K$4]*SIN(RADIANS( [.$C27]-[.D$16])))" office:value-type="float" office:value="68.6723862960345" calcext:value-type="float">
            <text:p>69</text:p>
          </table:table-cell>
          <table:table-cell table:style-name="ce49" table:formula="of:=-[.$K$4]+SQRT([.E$15]^2+[.$K$4]^2+2*[.E$15]*[.$K$4]*SIN(RADIANS( [.$C27]-[.E$16])))" office:value-type="float" office:value="70.3616086945567" calcext:value-type="float">
            <text:p>70</text:p>
          </table:table-cell>
          <table:table-cell table:style-name="ce49" table:formula="of:=-[.$K$4]+SQRT([.F$15]^2+[.$K$4]^2+2*[.F$15]*[.$K$4]*SIN(RADIANS( [.$C27]-[.F$16])))" office:value-type="float" office:value="72.0568009181632" calcext:value-type="float">
            <text:p>72</text:p>
          </table:table-cell>
          <table:table-cell table:style-name="ce49" table:formula="of:=-[.$K$4]+SQRT([.G$15]^2+[.$K$4]^2+2*[.G$15]*[.$K$4]*SIN(RADIANS( [.$C27]-[.G$16])))" office:value-type="float" office:value="73.7578062764398" calcext:value-type="float">
            <text:p>74</text:p>
          </table:table-cell>
          <table:table-cell table:style-name="ce49" table:formula="of:=-[.$K$4]+SQRT([.H$15]^2+[.$K$4]^2+2*[.H$15]*[.$K$4]*SIN(RADIANS( [.$C27]-[.H$16])))" office:value-type="float" office:value="75.464473005193" calcext:value-type="float">
            <text:p>75</text:p>
          </table:table-cell>
          <table:table-cell table:style-name="ce49" table:formula="of:=-[.$K$4]+SQRT([.I$15]^2+[.$K$4]^2+2*[.I$15]*[.$K$4]*SIN(RADIANS( [.$C27]-[.I$16])))" office:value-type="float" office:value="77.1766540981392" calcext:value-type="float">
            <text:p>77</text:p>
          </table:table-cell>
          <table:table-cell table:style-name="ce49" table:formula="of:=-[.$K$4]+SQRT([.J$15]^2+[.$K$4]^2+2*[.J$15]*[.$K$4]*SIN(RADIANS( [.$C27]-[.J$16])))" office:value-type="float" office:value="78.8942071440913" calcext:value-type="float">
            <text:p>79</text:p>
          </table:table-cell>
          <table:table-cell table:style-name="ce49" table:formula="of:=-[.$K$4]+SQRT([.K$15]^2+[.$K$4]^2+2*[.K$15]*[.$K$4]*SIN(RADIANS( [.$C27]-[.K$16])))" office:value-type="float" office:value="80.6169941695273" calcext:value-type="float">
            <text:p>81</text:p>
          </table:table-cell>
          <table:table-cell table:style-name="ce49" table:formula="of:=-[.$K$4]+SQRT([.L$15]^2+[.$K$4]^2+2*[.L$15]*[.$K$4]*SIN(RADIANS( [.$C27]-[.L$16])))" office:value-type="float" office:value="82.3448814864255" calcext:value-type="float">
            <text:p>82</text:p>
          </table:table-cell>
          <table:table-cell table:style-name="ce49" table:formula="of:=-[.$K$4]+SQRT([.M$15]^2+[.$K$4]^2+2*[.M$15]*[.$K$4]*SIN(RADIANS( [.$C27]-[.M$16])))" office:value-type="float" office:value="84.0777395452404" calcext:value-type="float">
            <text:p>84</text:p>
          </table:table-cell>
          <table:table-cell table:style-name="ce49" table:formula="of:=-[.$K$4]+SQRT([.N$15]^2+[.$K$4]^2+2*[.N$15]*[.$K$4]*SIN(RADIANS( [.$C27]-[.N$16])))" office:value-type="float" office:value="85.8154427928926" calcext:value-type="float">
            <text:p>86</text:p>
          </table:table-cell>
          <table:table-cell table:number-columns-repeated="4"/>
          <table:table-cell table:style-name="ce14"/>
          <table:table-cell table:number-columns-repeated="24"/>
          <table:table-cell table:style-name="ce14" table:number-columns-repeated="64"/>
        </table:table-row>
        <table:table-row table:style-name="ro6">
          <table:table-cell table:number-columns-repeated="2"/>
          <table:table-cell table:style-name="ce41" table:formula="of:=[.$C27]+[.$C$12]" office:value-type="float" office:value="20" calcext:value-type="float">
            <text:p>20</text:p>
          </table:table-cell>
          <table:table-cell table:style-name="ce36" table:formula="of:=-[.$K$4]+SQRT([.D$15]^2+[.$K$4]^2+2*[.D$15]*[.$K$4]*SIN(RADIANS( [.$C28]-[.D$16])))" office:value-type="float" office:value="69.9680641053012" calcext:value-type="float">
            <text:p>70</text:p>
          </table:table-cell>
          <table:table-cell table:style-name="ce49" table:formula="of:=-[.$K$4]+SQRT([.E$15]^2+[.$K$4]^2+2*[.E$15]*[.$K$4]*SIN(RADIANS( [.$C28]-[.E$16])))" office:value-type="float" office:value="71.6664682429145" calcext:value-type="float">
            <text:p>72</text:p>
          </table:table-cell>
          <table:table-cell table:style-name="ce49" table:formula="of:=-[.$K$4]+SQRT([.F$15]^2+[.$K$4]^2+2*[.F$15]*[.$K$4]*SIN(RADIANS( [.$C28]-[.F$16])))" office:value-type="float" office:value="73.3706407847595" calcext:value-type="float">
            <text:p>73</text:p>
          </table:table-cell>
          <table:table-cell table:style-name="ce49" table:formula="of:=-[.$K$4]+SQRT([.G$15]^2+[.$K$4]^2+2*[.G$15]*[.$K$4]*SIN(RADIANS( [.$C28]-[.G$16])))" office:value-type="float" office:value="75.0804305570008" calcext:value-type="float">
            <text:p>75</text:p>
          </table:table-cell>
          <table:table-cell table:style-name="ce49" table:formula="of:=-[.$K$4]+SQRT([.H$15]^2+[.$K$4]^2+2*[.H$15]*[.$K$4]*SIN(RADIANS( [.$C28]-[.H$16])))" office:value-type="float" office:value="76.7956911497331" calcext:value-type="float">
            <text:p>77</text:p>
          </table:table-cell>
          <table:table-cell table:style-name="ce49" table:formula="of:=-[.$K$4]+SQRT([.I$15]^2+[.$K$4]^2+2*[.I$15]*[.$K$4]*SIN(RADIANS( [.$C28]-[.I$16])))" office:value-type="float" office:value="78.5162807527318" calcext:value-type="float">
            <text:p>79</text:p>
          </table:table-cell>
          <table:table-cell table:style-name="ce49" table:formula="of:=-[.$K$4]+SQRT([.J$15]^2+[.$K$4]^2+2*[.J$15]*[.$K$4]*SIN(RADIANS( [.$C28]-[.J$16])))" office:value-type="float" office:value="80.2420619967088" calcext:value-type="float">
            <text:p>80</text:p>
          </table:table-cell>
          <table:table-cell table:style-name="ce49" table:formula="of:=-[.$K$4]+SQRT([.K$15]^2+[.$K$4]^2+2*[.K$15]*[.$K$4]*SIN(RADIANS( [.$C28]-[.K$16])))" office:value-type="float" office:value="81.9729017999447" calcext:value-type="float">
            <text:p>82</text:p>
          </table:table-cell>
          <table:table-cell table:style-name="ce49" table:formula="of:=-[.$K$4]+SQRT([.L$15]^2+[.$K$4]^2+2*[.L$15]*[.$K$4]*SIN(RADIANS( [.$C28]-[.L$16])))" office:value-type="float" office:value="83.7086712201678" calcext:value-type="float">
            <text:p>84</text:p>
          </table:table-cell>
          <table:table-cell table:style-name="ce49" table:formula="of:=-[.$K$4]+SQRT([.M$15]^2+[.$K$4]^2+2*[.M$15]*[.$K$4]*SIN(RADIANS( [.$C28]-[.M$16])))" office:value-type="float" office:value="85.4492453115434" calcext:value-type="float">
            <text:p>85</text:p>
          </table:table-cell>
          <table:table-cell table:style-name="ce49" table:formula="of:=-[.$K$4]+SQRT([.N$15]^2+[.$K$4]^2+2*[.N$15]*[.$K$4]*SIN(RADIANS( [.$C28]-[.N$16])))" office:value-type="float" office:value="87.1945029866359" calcext:value-type="float">
            <text:p>87</text:p>
          </table:table-cell>
          <table:table-cell table:number-columns-repeated="4"/>
          <table:table-cell table:style-name="ce14"/>
          <table:table-cell table:number-columns-repeated="24"/>
          <table:table-cell table:style-name="ce14" table:number-columns-repeated="64"/>
        </table:table-row>
        <table:table-row table:style-name="ro6">
          <table:table-cell table:number-columns-repeated="2"/>
          <table:table-cell table:style-name="ce41" table:formula="of:=[.$C28]+[.$C$12]" office:value-type="float" office:value="21" calcext:value-type="float">
            <text:p>21</text:p>
          </table:table-cell>
          <table:table-cell table:style-name="ce36" table:formula="of:=-[.$K$4]+SQRT([.D$15]^2+[.$K$4]^2+2*[.D$15]*[.$K$4]*SIN(RADIANS( [.$C29]-[.D$16])))" office:value-type="float" office:value="71.2492753413532" calcext:value-type="float">
            <text:p>71</text:p>
          </table:table-cell>
          <table:table-cell table:style-name="ce49" table:formula="of:=-[.$K$4]+SQRT([.E$15]^2+[.$K$4]^2+2*[.E$15]*[.$K$4]*SIN(RADIANS( [.$C29]-[.E$16])))" office:value-type="float" office:value="72.9567359134541" calcext:value-type="float">
            <text:p>73</text:p>
          </table:table-cell>
          <table:table-cell table:style-name="ce49" table:formula="of:=-[.$K$4]+SQRT([.F$15]^2+[.$K$4]^2+2*[.F$15]*[.$K$4]*SIN(RADIANS( [.$C29]-[.F$16])))" office:value-type="float" office:value="74.6697679408803" calcext:value-type="float">
            <text:p>75</text:p>
          </table:table-cell>
          <table:table-cell table:style-name="ce49" table:formula="of:=-[.$K$4]+SQRT([.G$15]^2+[.$K$4]^2+2*[.G$15]*[.$K$4]*SIN(RADIANS( [.$C29]-[.G$16])))" office:value-type="float" office:value="76.3882256295879" calcext:value-type="float">
            <text:p>76</text:p>
          </table:table-cell>
          <table:table-cell table:style-name="ce49" table:formula="of:=-[.$K$4]+SQRT([.H$15]^2+[.$K$4]^2+2*[.H$15]*[.$K$4]*SIN(RADIANS( [.$C29]-[.H$16])))" office:value-type="float" office:value="78.1119677902365" calcext:value-type="float">
            <text:p>78</text:p>
          </table:table-cell>
          <table:table-cell table:style-name="ce49" table:formula="of:=-[.$K$4]+SQRT([.I$15]^2+[.$K$4]^2+2*[.I$15]*[.$K$4]*SIN(RADIANS( [.$C29]-[.I$16])))" office:value-type="float" office:value="79.840857678057" calcext:value-type="float">
            <text:p>80</text:p>
          </table:table-cell>
          <table:table-cell table:style-name="ce49" table:formula="of:=-[.$K$4]+SQRT([.J$15]^2+[.$K$4]^2+2*[.J$15]*[.$K$4]*SIN(RADIANS( [.$C29]-[.J$16])))" office:value-type="float" office:value="81.5747628382164" calcext:value-type="float">
            <text:p>82</text:p>
          </table:table-cell>
          <table:table-cell table:style-name="ce49" table:formula="of:=-[.$K$4]+SQRT([.K$15]^2+[.$K$4]^2+2*[.K$15]*[.$K$4]*SIN(RADIANS( [.$C29]-[.K$16])))" office:value-type="float" office:value="83.3135549565373" calcext:value-type="float">
            <text:p>83</text:p>
          </table:table-cell>
          <table:table-cell table:style-name="ce49" table:formula="of:=-[.$K$4]+SQRT([.L$15]^2+[.$K$4]^2+2*[.L$15]*[.$K$4]*SIN(RADIANS( [.$C29]-[.L$16])))" office:value-type="float" office:value="85.0571097154319" calcext:value-type="float">
            <text:p>85</text:p>
          </table:table-cell>
          <table:table-cell table:style-name="ce49" table:formula="of:=-[.$K$4]+SQRT([.M$15]^2+[.$K$4]^2+2*[.M$15]*[.$K$4]*SIN(RADIANS( [.$C29]-[.M$16])))" office:value-type="float" office:value="86.8053066549028" calcext:value-type="float">
            <text:p>87</text:p>
          </table:table-cell>
          <table:table-cell table:style-name="ce49" table:formula="of:=-[.$K$4]+SQRT([.N$15]^2+[.$K$4]^2+2*[.N$15]*[.$K$4]*SIN(RADIANS( [.$C29]-[.N$16])))" office:value-type="float" office:value="88.5580290384673" calcext:value-type="float">
            <text:p>89</text:p>
          </table:table-cell>
          <table:table-cell table:number-columns-repeated="4"/>
          <table:table-cell table:style-name="ce14"/>
          <table:table-cell table:number-columns-repeated="24"/>
          <table:table-cell table:style-name="ce14" table:number-columns-repeated="64"/>
        </table:table-row>
        <table:table-row table:style-name="ro6">
          <table:table-cell table:number-columns-repeated="2"/>
          <table:table-cell table:style-name="ce41" table:formula="of:=[.$C29]+[.$C$12]" office:value-type="float" office:value="22" calcext:value-type="float">
            <text:p>22</text:p>
          </table:table-cell>
          <table:table-cell table:style-name="ce36" table:formula="of:=-[.$K$4]+SQRT([.D$15]^2+[.$K$4]^2+2*[.D$15]*[.$K$4]*SIN(RADIANS( [.$C30]-[.D$16])))" office:value-type="float" office:value="72.5159224303951" calcext:value-type="float">
            <text:p>73</text:p>
          </table:table-cell>
          <table:table-cell table:style-name="ce49" table:formula="of:=-[.$K$4]+SQRT([.E$15]^2+[.$K$4]^2+2*[.E$15]*[.$K$4]*SIN(RADIANS( [.$C30]-[.E$16])))" office:value-type="float" office:value="74.2323133622867" calcext:value-type="float">
            <text:p>74</text:p>
          </table:table-cell>
          <table:table-cell table:style-name="ce49" table:formula="of:=-[.$K$4]+SQRT([.F$15]^2+[.$K$4]^2+2*[.F$15]*[.$K$4]*SIN(RADIANS( [.$C30]-[.F$16])))" office:value-type="float" office:value="75.9540831901831" calcext:value-type="float">
            <text:p>76</text:p>
          </table:table-cell>
          <table:table-cell table:style-name="ce49" table:formula="of:=-[.$K$4]+SQRT([.G$15]^2+[.$K$4]^2+2*[.G$15]*[.$K$4]*SIN(RADIANS( [.$C30]-[.G$16])))" office:value-type="float" office:value="77.6810913662327" calcext:value-type="float">
            <text:p>78</text:p>
          </table:table-cell>
          <table:table-cell table:style-name="ce49" table:formula="of:=-[.$K$4]+SQRT([.H$15]^2+[.$K$4]^2+2*[.H$15]*[.$K$4]*SIN(RADIANS( [.$C30]-[.H$16])))" office:value-type="float" office:value="79.4132017911163" calcext:value-type="float">
            <text:p>79</text:p>
          </table:table-cell>
          <table:table-cell table:style-name="ce49" table:formula="of:=-[.$K$4]+SQRT([.I$15]^2+[.$K$4]^2+2*[.I$15]*[.$K$4]*SIN(RADIANS( [.$C30]-[.I$16])))" office:value-type="float" office:value="81.1502826580766" calcext:value-type="float">
            <text:p>81</text:p>
          </table:table-cell>
          <table:table-cell table:style-name="ce49" table:formula="of:=-[.$K$4]+SQRT([.J$15]^2+[.$K$4]^2+2*[.J$15]*[.$K$4]*SIN(RADIANS( [.$C30]-[.J$16])))" office:value-type="float" office:value="82.89220630242" calcext:value-type="float">
            <text:p>83</text:p>
          </table:table-cell>
          <table:table-cell table:style-name="ce49" table:formula="of:=-[.$K$4]+SQRT([.K$15]^2+[.$K$4]^2+2*[.K$15]*[.$K$4]*SIN(RADIANS( [.$C30]-[.K$16])))" office:value-type="float" office:value="84.6388490563397" calcext:value-type="float">
            <text:p>85</text:p>
          </table:table-cell>
          <table:table-cell table:style-name="ce49" table:formula="of:=-[.$K$4]+SQRT([.L$15]^2+[.$K$4]^2+2*[.L$15]*[.$K$4]*SIN(RADIANS( [.$C30]-[.L$16])))" office:value-type="float" office:value="86.3900911089072" calcext:value-type="float">
            <text:p>86</text:p>
          </table:table-cell>
          <table:table-cell table:style-name="ce49" table:formula="of:=-[.$K$4]+SQRT([.M$15]^2+[.$K$4]^2+2*[.M$15]*[.$K$4]*SIN(RADIANS( [.$C30]-[.M$16])))" office:value-type="float" office:value="88.1458163710783" calcext:value-type="float">
            <text:p>88</text:p>
          </table:table-cell>
          <table:table-cell table:style-name="ce49" table:formula="of:=-[.$K$4]+SQRT([.N$15]^2+[.$K$4]^2+2*[.N$15]*[.$K$4]*SIN(RADIANS( [.$C30]-[.N$16])))" office:value-type="float" office:value="89.9059123455609" calcext:value-type="float">
            <text:p>90</text:p>
          </table:table-cell>
          <table:table-cell table:number-columns-repeated="4"/>
          <table:table-cell table:style-name="ce14"/>
          <table:table-cell table:number-columns-repeated="24"/>
          <table:table-cell table:style-name="ce14" table:number-columns-repeated="64"/>
        </table:table-row>
        <table:table-row table:style-name="ro6">
          <table:table-cell table:number-columns-repeated="2"/>
          <table:table-cell table:style-name="ce41" table:formula="of:=[.$C30]+[.$C$12]" office:value-type="float" office:value="23" calcext:value-type="float">
            <text:p>23</text:p>
          </table:table-cell>
          <table:table-cell table:style-name="ce36" table:formula="of:=-[.$K$4]+SQRT([.D$15]^2+[.$K$4]^2+2*[.D$15]*[.$K$4]*SIN(RADIANS( [.$C31]-[.D$16])))" office:value-type="float" office:value="73.7679089079202" calcext:value-type="float">
            <text:p>74</text:p>
          </table:table-cell>
          <table:table-cell table:style-name="ce49" table:formula="of:=-[.$K$4]+SQRT([.E$15]^2+[.$K$4]^2+2*[.E$15]*[.$K$4]*SIN(RADIANS( [.$C31]-[.E$16])))" office:value-type="float" office:value="75.4931033674152" calcext:value-type="float">
            <text:p>75</text:p>
          </table:table-cell>
          <table:table-cell table:style-name="ce49" table:formula="of:=-[.$K$4]+SQRT([.F$15]^2+[.$K$4]^2+2*[.F$15]*[.$K$4]*SIN(RADIANS( [.$C31]-[.F$16])))" office:value-type="float" office:value="77.2234884741109" calcext:value-type="float">
            <text:p>77</text:p>
          </table:table-cell>
          <table:table-cell table:style-name="ce49" table:formula="of:=-[.$K$4]+SQRT([.G$15]^2+[.$K$4]^2+2*[.G$15]*[.$K$4]*SIN(RADIANS( [.$C31]-[.G$16])))" office:value-type="float" office:value="78.958928795801" calcext:value-type="float">
            <text:p>79</text:p>
          </table:table-cell>
          <table:table-cell table:style-name="ce49" table:formula="of:=-[.$K$4]+SQRT([.H$15]^2+[.$K$4]^2+2*[.H$15]*[.$K$4]*SIN(RADIANS( [.$C31]-[.H$16])))" office:value-type="float" office:value="80.6992931956848" calcext:value-type="float">
            <text:p>81</text:p>
          </table:table-cell>
          <table:table-cell table:style-name="ce49" table:formula="of:=-[.$K$4]+SQRT([.I$15]^2+[.$K$4]^2+2*[.I$15]*[.$K$4]*SIN(RADIANS( [.$C31]-[.I$16])))" office:value-type="float" office:value="82.4444546805921" calcext:value-type="float">
            <text:p>82</text:p>
          </table:table-cell>
          <table:table-cell table:style-name="ce49" table:formula="of:=-[.$K$4]+SQRT([.J$15]^2+[.$K$4]^2+2*[.J$15]*[.$K$4]*SIN(RADIANS( [.$C31]-[.J$16])))" office:value-type="float" office:value="84.1942902546425" calcext:value-type="float">
            <text:p>84</text:p>
          </table:table-cell>
          <table:table-cell table:style-name="ce49" table:formula="of:=-[.$K$4]+SQRT([.K$15]^2+[.$K$4]^2+2*[.K$15]*[.$K$4]*SIN(RADIANS( [.$C31]-[.K$16])))" office:value-type="float" office:value="85.9486807781784" calcext:value-type="float">
            <text:p>86</text:p>
          </table:table-cell>
          <table:table-cell table:style-name="ce49" table:formula="of:=-[.$K$4]+SQRT([.L$15]^2+[.$K$4]^2+2*[.L$15]*[.$K$4]*SIN(RADIANS( [.$C31]-[.L$16])))" office:value-type="float" office:value="87.707510831811" calcext:value-type="float">
            <text:p>88</text:p>
          </table:table-cell>
          <table:table-cell table:style-name="ce49" table:formula="of:=-[.$K$4]+SQRT([.M$15]^2+[.$K$4]^2+2*[.M$15]*[.$K$4]*SIN(RADIANS( [.$C31]-[.M$16])))" office:value-type="float" office:value="89.4706685854173" calcext:value-type="float">
            <text:p>89</text:p>
          </table:table-cell>
          <table:table-cell table:style-name="ce49" table:formula="of:=-[.$K$4]+SQRT([.N$15]^2+[.$K$4]^2+2*[.N$15]*[.$K$4]*SIN(RADIANS( [.$C31]-[.N$16])))" office:value-type="float" office:value="91.2380456719304" calcext:value-type="float">
            <text:p>91</text:p>
          </table:table-cell>
          <table:table-cell table:number-columns-repeated="4"/>
          <table:table-cell table:style-name="ce14"/>
          <table:table-cell table:number-columns-repeated="24"/>
          <table:table-cell table:style-name="ce14" table:number-columns-repeated="64"/>
        </table:table-row>
        <table:table-row table:style-name="ro6">
          <table:table-cell table:number-columns-repeated="2"/>
          <table:table-cell table:style-name="ce41" table:formula="of:=[.$C31]+[.$C$12]" office:value-type="float" office:value="24" calcext:value-type="float">
            <text:p>24</text:p>
          </table:table-cell>
          <table:table-cell table:style-name="ce36" table:formula="of:=-[.$K$4]+SQRT([.D$15]^2+[.$K$4]^2+2*[.D$15]*[.$K$4]*SIN(RADIANS( [.$C32]-[.D$16])))" office:value-type="float" office:value="75.0051394260478" calcext:value-type="float">
            <text:p>75</text:p>
          </table:table-cell>
          <table:table-cell table:style-name="ce49" table:formula="of:=-[.$K$4]+SQRT([.E$15]^2+[.$K$4]^2+2*[.E$15]*[.$K$4]*SIN(RADIANS( [.$C32]-[.E$16])))" office:value-type="float" office:value="76.7390098359975" calcext:value-type="float">
            <text:p>77</text:p>
          </table:table-cell>
          <table:table-cell table:style-name="ce49" table:formula="of:=-[.$K$4]+SQRT([.F$15]^2+[.$K$4]^2+2*[.F$15]*[.$K$4]*SIN(RADIANS( [.$C32]-[.F$16])))" office:value-type="float" office:value="78.4778868789295" calcext:value-type="float">
            <text:p>78</text:p>
          </table:table-cell>
          <table:table-cell table:style-name="ce49" table:formula="of:=-[.$K$4]+SQRT([.G$15]^2+[.$K$4]^2+2*[.G$15]*[.$K$4]*SIN(RADIANS( [.$C32]-[.G$16])))" office:value-type="float" office:value="80.2216401106571" calcext:value-type="float">
            <text:p>80</text:p>
          </table:table-cell>
          <table:table-cell table:style-name="ce49" table:formula="of:=-[.$K$4]+SQRT([.H$15]^2+[.$K$4]^2+2*[.H$15]*[.$K$4]*SIN(RADIANS( [.$C32]-[.H$16])))" office:value-type="float" office:value="81.9701432323052" calcext:value-type="float">
            <text:p>82</text:p>
          </table:table-cell>
          <table:table-cell table:style-name="ce49" table:formula="of:=-[.$K$4]+SQRT([.I$15]^2+[.$K$4]^2+2*[.I$15]*[.$K$4]*SIN(RADIANS( [.$C32]-[.I$16])))" office:value-type="float" office:value="83.7232739427537" calcext:value-type="float">
            <text:p>84</text:p>
          </table:table-cell>
          <table:table-cell table:style-name="ce49" table:formula="of:=-[.$K$4]+SQRT([.J$15]^2+[.$K$4]^2+2*[.J$15]*[.$K$4]*SIN(RADIANS( [.$C32]-[.J$16])))" office:value-type="float" office:value="85.4809137964659" calcext:value-type="float">
            <text:p>85</text:p>
          </table:table-cell>
          <table:table-cell table:style-name="ce49" table:formula="of:=-[.$K$4]+SQRT([.K$15]^2+[.$K$4]^2+2*[.K$15]*[.$K$4]*SIN(RADIANS( [.$C32]-[.K$16])))" office:value-type="float" office:value="87.2429480665315" calcext:value-type="float">
            <text:p>87</text:p>
          </table:table-cell>
          <table:table-cell table:style-name="ce49" table:formula="of:=-[.$K$4]+SQRT([.L$15]^2+[.$K$4]^2+2*[.L$15]*[.$K$4]*SIN(RADIANS( [.$C32]-[.L$16])))" office:value-type="float" office:value="89.0092656127556" calcext:value-type="float">
            <text:p>89</text:p>
          </table:table-cell>
          <table:table-cell table:style-name="ce49" table:formula="of:=-[.$K$4]+SQRT([.M$15]^2+[.$K$4]^2+2*[.M$15]*[.$K$4]*SIN(RADIANS( [.$C32]-[.M$16])))" office:value-type="float" office:value="90.7797587546295" calcext:value-type="float">
            <text:p>91</text:p>
          </table:table-cell>
          <table:table-cell table:style-name="ce49" table:formula="of:=-[.$K$4]+SQRT([.N$15]^2+[.$K$4]^2+2*[.N$15]*[.$K$4]*SIN(RADIANS( [.$C32]-[.N$16])))" office:value-type="float" office:value="92.5543231490157" calcext:value-type="float">
            <text:p>93</text:p>
          </table:table-cell>
          <table:table-cell table:number-columns-repeated="4"/>
          <table:table-cell table:style-name="ce14"/>
          <table:table-cell table:number-columns-repeated="24"/>
          <table:table-cell table:style-name="ce14" table:number-columns-repeated="64"/>
        </table:table-row>
        <table:table-row table:style-name="ro6">
          <table:table-cell table:number-columns-repeated="2"/>
          <table:table-cell table:style-name="ce41" table:formula="of:=[.$C32]+[.$C$12]" office:value-type="float" office:value="25" calcext:value-type="float">
            <text:p>25</text:p>
          </table:table-cell>
          <table:table-cell table:style-name="ce36" table:formula="of:=-[.$K$4]+SQRT([.D$15]^2+[.$K$4]^2+2*[.D$15]*[.$K$4]*SIN(RADIANS( [.$C33]-[.D$16])))" office:value-type="float" office:value="76.2275197607782" calcext:value-type="float">
            <text:p>76</text:p>
          </table:table-cell>
          <table:table-cell table:style-name="ce49" table:formula="of:=-[.$K$4]+SQRT([.E$15]^2+[.$K$4]^2+2*[.E$15]*[.$K$4]*SIN(RADIANS( [.$C33]-[.E$16])))" office:value-type="float" office:value="77.9699378115327" calcext:value-type="float">
            <text:p>78</text:p>
          </table:table-cell>
          <table:table-cell table:style-name="ce49" table:formula="of:=-[.$K$4]+SQRT([.F$15]^2+[.$K$4]^2+2*[.F$15]*[.$K$4]*SIN(RADIANS( [.$C33]-[.F$16])))" office:value-type="float" office:value="79.7171826427002" calcext:value-type="float">
            <text:p>80</text:p>
          </table:table-cell>
          <table:table-cell table:style-name="ce49" table:formula="of:=-[.$K$4]+SQRT([.G$15]^2+[.$K$4]^2+2*[.G$15]*[.$K$4]*SIN(RADIANS( [.$C33]-[.G$16])))" office:value-type="float" office:value="81.4691286732863" calcext:value-type="float">
            <text:p>81</text:p>
          </table:table-cell>
          <table:table-cell table:style-name="ce49" table:formula="of:=-[.$K$4]+SQRT([.H$15]^2+[.$K$4]^2+2*[.H$15]*[.$K$4]*SIN(RADIANS( [.$C33]-[.H$16])))" office:value-type="float" office:value="83.2256543205329" calcext:value-type="float">
            <text:p>83</text:p>
          </table:table-cell>
          <table:table-cell table:style-name="ce49" table:formula="of:=-[.$K$4]+SQRT([.I$15]^2+[.$K$4]^2+2*[.I$15]*[.$K$4]*SIN(RADIANS( [.$C33]-[.I$16])))" office:value-type="float" office:value="84.9866418565958" calcext:value-type="float">
            <text:p>85</text:p>
          </table:table-cell>
          <table:table-cell table:style-name="ce49" table:formula="of:=-[.$K$4]+SQRT([.J$15]^2+[.$K$4]^2+2*[.J$15]*[.$K$4]*SIN(RADIANS( [.$C33]-[.J$16])))" office:value-type="float" office:value="86.7519772705446" calcext:value-type="float">
            <text:p>87</text:p>
          </table:table-cell>
          <table:table-cell table:style-name="ce49" table:formula="of:=-[.$K$4]+SQRT([.K$15]^2+[.$K$4]^2+2*[.K$15]*[.$K$4]*SIN(RADIANS( [.$C33]-[.K$16])))" office:value-type="float" office:value="88.5215501355084" calcext:value-type="float">
            <text:p>89</text:p>
          </table:table-cell>
          <table:table-cell table:style-name="ce49" table:formula="of:=-[.$K$4]+SQRT([.L$15]^2+[.$K$4]^2+2*[.L$15]*[.$K$4]*SIN(RADIANS( [.$C33]-[.L$16])))" office:value-type="float" office:value="90.2952534807928" calcext:value-type="float">
            <text:p>90</text:p>
          </table:table-cell>
          <table:table-cell table:style-name="ce49" table:formula="of:=-[.$K$4]+SQRT([.M$15]^2+[.$K$4]^2+2*[.M$15]*[.$K$4]*SIN(RADIANS( [.$C33]-[.M$16])))" office:value-type="float" office:value="92.0729836687984" calcext:value-type="float">
            <text:p>92</text:p>
          </table:table-cell>
          <table:table-cell table:style-name="ce49" table:formula="of:=-[.$K$4]+SQRT([.N$15]^2+[.$K$4]^2+2*[.N$15]*[.$K$4]*SIN(RADIANS( [.$C33]-[.N$16])))" office:value-type="float" office:value="93.8546402765718" calcext:value-type="float">
            <text:p>94</text:p>
          </table:table-cell>
          <table:table-cell table:number-columns-repeated="4"/>
          <table:table-cell table:style-name="ce14"/>
          <table:table-cell table:number-columns-repeated="24"/>
          <table:table-cell table:style-name="ce14" table:number-columns-repeated="64"/>
        </table:table-row>
        <table:table-row table:style-name="ro6">
          <table:table-cell table:number-columns-repeated="2"/>
          <table:table-cell table:style-name="ce41" table:formula="of:=[.$C33]+[.$C$12]" office:value-type="float" office:value="26" calcext:value-type="float">
            <text:p>26</text:p>
          </table:table-cell>
          <table:table-cell table:style-name="ce36" table:formula="of:=-[.$K$4]+SQRT([.D$15]^2+[.$K$4]^2+2*[.D$15]*[.$K$4]*SIN(RADIANS( [.$C34]-[.D$16])))" office:value-type="float" office:value="77.4349568191606" calcext:value-type="float">
            <text:p>77</text:p>
          </table:table-cell>
          <table:table-cell table:style-name="ce49" table:formula="of:=-[.$K$4]+SQRT([.E$15]^2+[.$K$4]^2+2*[.E$15]*[.$K$4]*SIN(RADIANS( [.$C34]-[.E$16])))" office:value-type="float" office:value="79.1857934809674" calcext:value-type="float">
            <text:p>79</text:p>
          </table:table-cell>
          <table:table-cell table:style-name="ce49" table:formula="of:=-[.$K$4]+SQRT([.F$15]^2+[.$K$4]^2+2*[.F$15]*[.$K$4]*SIN(RADIANS( [.$C34]-[.F$16])))" office:value-type="float" office:value="80.9412811621876" calcext:value-type="float">
            <text:p>81</text:p>
          </table:table-cell>
          <table:table-cell table:style-name="ce49" table:formula="of:=-[.$K$4]+SQRT([.G$15]^2+[.$K$4]^2+2*[.G$15]*[.$K$4]*SIN(RADIANS( [.$C34]-[.G$16])))" office:value-type="float" office:value="82.7012990228728" calcext:value-type="float">
            <text:p>83</text:p>
          </table:table-cell>
          <table:table-cell table:style-name="ce49" table:formula="of:=-[.$K$4]+SQRT([.H$15]^2+[.$K$4]^2+2*[.H$15]*[.$K$4]*SIN(RADIANS( [.$C34]-[.H$16])))" office:value-type="float" office:value="84.4657300772402" calcext:value-type="float">
            <text:p>84</text:p>
          </table:table-cell>
          <table:table-cell table:style-name="ce49" table:formula="of:=-[.$K$4]+SQRT([.I$15]^2+[.$K$4]^2+2*[.I$15]*[.$K$4]*SIN(RADIANS( [.$C34]-[.I$16])))" office:value-type="float" office:value="86.234461054591" calcext:value-type="float">
            <text:p>86</text:p>
          </table:table-cell>
          <table:table-cell table:style-name="ce49" table:formula="of:=-[.$K$4]+SQRT([.J$15]^2+[.$K$4]^2+2*[.J$15]*[.$K$4]*SIN(RADIANS( [.$C34]-[.J$16])))" office:value-type="float" office:value="88.0073822654772" calcext:value-type="float">
            <text:p>88</text:p>
          </table:table-cell>
          <table:table-cell table:style-name="ce49" table:formula="of:=-[.$K$4]+SQRT([.K$15]^2+[.$K$4]^2+2*[.K$15]*[.$K$4]*SIN(RADIANS( [.$C34]-[.K$16])))" office:value-type="float" office:value="89.7843874729365" calcext:value-type="float">
            <text:p>90</text:p>
          </table:table-cell>
          <table:table-cell table:style-name="ce49" table:formula="of:=-[.$K$4]+SQRT([.L$15]^2+[.$K$4]^2+2*[.L$15]*[.$K$4]*SIN(RADIANS( [.$C34]-[.L$16])))" office:value-type="float" office:value="91.5653737686153" calcext:value-type="float">
            <text:p>92</text:p>
          </table:table-cell>
          <table:table-cell table:style-name="ce49" table:formula="of:=-[.$K$4]+SQRT([.M$15]^2+[.$K$4]^2+2*[.M$15]*[.$K$4]*SIN(RADIANS( [.$C34]-[.M$16])))" office:value-type="float" office:value="93.3502414536075" calcext:value-type="float">
            <text:p>93</text:p>
          </table:table-cell>
          <table:table-cell table:style-name="ce49" table:formula="of:=-[.$K$4]+SQRT([.N$15]^2+[.$K$4]^2+2*[.N$15]*[.$K$4]*SIN(RADIANS( [.$C34]-[.N$16])))" office:value-type="float" office:value="95.1388939238356" calcext:value-type="float">
            <text:p>95</text:p>
          </table:table-cell>
          <table:table-cell table:number-columns-repeated="4"/>
          <table:table-cell table:style-name="ce14"/>
          <table:table-cell table:number-columns-repeated="24"/>
          <table:table-cell table:style-name="ce14" table:number-columns-repeated="64"/>
        </table:table-row>
        <table:table-row table:style-name="ro6">
          <table:table-cell table:number-columns-repeated="2"/>
          <table:table-cell table:style-name="ce41" table:formula="of:=[.$C34]+[.$C$12]" office:value-type="float" office:value="27" calcext:value-type="float">
            <text:p>27</text:p>
          </table:table-cell>
          <table:table-cell table:style-name="ce36" table:formula="of:=-[.$K$4]+SQRT([.D$15]^2+[.$K$4]^2+2*[.D$15]*[.$K$4]*SIN(RADIANS( [.$C35]-[.D$16])))" office:value-type="float" office:value="78.6273586463769" calcext:value-type="float">
            <text:p>79</text:p>
          </table:table-cell>
          <table:table-cell table:style-name="ce49" table:formula="of:=-[.$K$4]+SQRT([.E$15]^2+[.$K$4]^2+2*[.E$15]*[.$K$4]*SIN(RADIANS( [.$C35]-[.E$16])))" office:value-type="float" office:value="80.3864841817218" calcext:value-type="float">
            <text:p>80</text:p>
          </table:table-cell>
          <table:table-cell table:style-name="ce49" table:formula="of:=-[.$K$4]+SQRT([.F$15]^2+[.$K$4]^2+2*[.F$15]*[.$K$4]*SIN(RADIANS( [.$C35]-[.F$16])))" office:value-type="float" office:value="82.1500889996995" calcext:value-type="float">
            <text:p>82</text:p>
          </table:table-cell>
          <table:table-cell table:style-name="ce49" table:formula="of:=-[.$K$4]+SQRT([.G$15]^2+[.$K$4]^2+2*[.G$15]*[.$K$4]*SIN(RADIANS( [.$C35]-[.G$16])))" office:value-type="float" office:value="83.9180568818304" calcext:value-type="float">
            <text:p>84</text:p>
          </table:table-cell>
          <table:table-cell table:style-name="ce49" table:formula="of:=-[.$K$4]+SQRT([.H$15]^2+[.$K$4]^2+2*[.H$15]*[.$K$4]*SIN(RADIANS( [.$C35]-[.H$16])))" office:value-type="float" office:value="85.6902753227201" calcext:value-type="float">
            <text:p>86</text:p>
          </table:table-cell>
          <table:table-cell table:style-name="ce49" table:formula="of:=-[.$K$4]+SQRT([.I$15]^2+[.$K$4]^2+2*[.I$15]*[.$K$4]*SIN(RADIANS( [.$C35]-[.I$16])))" office:value-type="float" office:value="87.4666353952157" calcext:value-type="float">
            <text:p>87</text:p>
          </table:table-cell>
          <table:table-cell table:style-name="ce49" table:formula="of:=-[.$K$4]+SQRT([.J$15]^2+[.$K$4]^2+2*[.J$15]*[.$K$4]*SIN(RADIANS( [.$C35]-[.J$16])))" office:value-type="float" office:value="89.2470316207289" calcext:value-type="float">
            <text:p>89</text:p>
          </table:table-cell>
          <table:table-cell table:style-name="ce49" table:formula="of:=-[.$K$4]+SQRT([.K$15]^2+[.$K$4]^2+2*[.K$15]*[.$K$4]*SIN(RADIANS( [.$C35]-[.K$16])))" office:value-type="float" office:value="91.0313618445404" calcext:value-type="float">
            <text:p>91</text:p>
          </table:table-cell>
          <table:table-cell table:style-name="ce49" table:formula="of:=-[.$K$4]+SQRT([.L$15]^2+[.$K$4]^2+2*[.L$15]*[.$K$4]*SIN(RADIANS( [.$C35]-[.L$16])))" office:value-type="float" office:value="92.8195271159024" calcext:value-type="float">
            <text:p>93</text:p>
          </table:table-cell>
          <table:table-cell table:style-name="ce49" table:formula="of:=-[.$K$4]+SQRT([.M$15]^2+[.$K$4]^2+2*[.M$15]*[.$K$4]*SIN(RADIANS( [.$C35]-[.M$16])))" office:value-type="float" office:value="94.6114315727643" calcext:value-type="float">
            <text:p>95</text:p>
          </table:table-cell>
          <table:table-cell table:style-name="ce49" table:formula="of:=-[.$K$4]+SQRT([.N$15]^2+[.$K$4]^2+2*[.N$15]*[.$K$4]*SIN(RADIANS( [.$C35]-[.N$16])))" office:value-type="float" office:value="96.4069823309458" calcext:value-type="float">
            <text:p>96</text:p>
          </table:table-cell>
          <table:table-cell table:number-columns-repeated="4"/>
          <table:table-cell table:style-name="ce14"/>
          <table:table-cell table:number-columns-repeated="24"/>
          <table:table-cell table:style-name="ce14" table:number-columns-repeated="64"/>
        </table:table-row>
        <table:table-row table:style-name="ro6">
          <table:table-cell table:number-columns-repeated="2"/>
          <table:table-cell table:style-name="ce41" table:formula="of:=[.$C35]+[.$C$12]" office:value-type="float" office:value="28" calcext:value-type="float">
            <text:p>28</text:p>
          </table:table-cell>
          <table:table-cell table:style-name="ce36" table:formula="of:=-[.$K$4]+SQRT([.D$15]^2+[.$K$4]^2+2*[.D$15]*[.$K$4]*SIN(RADIANS( [.$C36]-[.D$16])))" office:value-type="float" office:value="79.8046344327377" calcext:value-type="float">
            <text:p>80</text:p>
          </table:table-cell>
          <table:table-cell table:style-name="ce49" table:formula="of:=-[.$K$4]+SQRT([.E$15]^2+[.$K$4]^2+2*[.E$15]*[.$K$4]*SIN(RADIANS( [.$C36]-[.E$16])))" office:value-type="float" office:value="81.5719184086344" calcext:value-type="float">
            <text:p>82</text:p>
          </table:table-cell>
          <table:table-cell table:style-name="ce49" table:formula="of:=-[.$K$4]+SQRT([.F$15]^2+[.$K$4]^2+2*[.F$15]*[.$K$4]*SIN(RADIANS( [.$C36]-[.F$16])))" office:value-type="float" office:value="83.3435138898568" calcext:value-type="float">
            <text:p>83</text:p>
          </table:table-cell>
          <table:table-cell table:style-name="ce49" table:formula="of:=-[.$K$4]+SQRT([.G$15]^2+[.$K$4]^2+2*[.G$15]*[.$K$4]*SIN(RADIANS( [.$C36]-[.G$16])))" office:value-type="float" office:value="85.1193091622815" calcext:value-type="float">
            <text:p>85</text:p>
          </table:table-cell>
          <table:table-cell table:style-name="ce49" table:formula="of:=-[.$K$4]+SQRT([.H$15]^2+[.$K$4]^2+2*[.H$15]*[.$K$4]*SIN(RADIANS( [.$C36]-[.H$16])))" office:value-type="float" office:value="86.8991960867631" calcext:value-type="float">
            <text:p>87</text:p>
          </table:table-cell>
          <table:table-cell table:style-name="ce49" table:formula="of:=-[.$K$4]+SQRT([.I$15]^2+[.$K$4]^2+2*[.I$15]*[.$K$4]*SIN(RADIANS( [.$C36]-[.I$16])))" office:value-type="float" office:value="88.6830699685197" calcext:value-type="float">
            <text:p>89</text:p>
          </table:table-cell>
          <table:table-cell table:style-name="ce49" table:formula="of:=-[.$K$4]+SQRT([.J$15]^2+[.$K$4]^2+2*[.J$15]*[.$K$4]*SIN(RADIANS( [.$C36]-[.J$16])))" office:value-type="float" office:value="90.4708294315944" calcext:value-type="float">
            <text:p>90</text:p>
          </table:table-cell>
          <table:table-cell table:style-name="ce49" table:formula="of:=-[.$K$4]+SQRT([.K$15]^2+[.$K$4]^2+2*[.K$15]*[.$K$4]*SIN(RADIANS( [.$C36]-[.K$16])))" office:value-type="float" office:value="92.2623762982044" calcext:value-type="float">
            <text:p>92</text:p>
          </table:table-cell>
          <table:table-cell table:style-name="ce49" table:formula="of:=-[.$K$4]+SQRT([.L$15]^2+[.$K$4]^2+2*[.L$15]*[.$K$4]*SIN(RADIANS( [.$C36]-[.L$16])))" office:value-type="float" office:value="94.0576154727922" calcext:value-type="float">
            <text:p>94</text:p>
          </table:table-cell>
          <table:table-cell table:style-name="ce49" table:formula="of:=-[.$K$4]+SQRT([.M$15]^2+[.$K$4]^2+2*[.M$15]*[.$K$4]*SIN(RADIANS( [.$C36]-[.M$16])))" office:value-type="float" office:value="95.8564548306003" calcext:value-type="float">
            <text:p>96</text:p>
          </table:table-cell>
          <table:table-cell table:style-name="ce49" table:formula="of:=-[.$K$4]+SQRT([.N$15]^2+[.$K$4]^2+2*[.N$15]*[.$K$4]*SIN(RADIANS( [.$C36]-[.N$16])))" office:value-type="float" office:value="97.6588051105956" calcext:value-type="float">
            <text:p>98</text:p>
          </table:table-cell>
          <table:table-cell table:number-columns-repeated="4"/>
          <table:table-cell table:style-name="ce14"/>
          <table:table-cell table:number-columns-repeated="24"/>
          <table:table-cell table:style-name="ce14" table:number-columns-repeated="64"/>
        </table:table-row>
        <table:table-row table:style-name="ro6">
          <table:table-cell table:number-columns-repeated="2"/>
          <table:table-cell table:style-name="ce41" table:formula="of:=[.$C36]+[.$C$12]" office:value-type="float" office:value="29" calcext:value-type="float">
            <text:p>29</text:p>
          </table:table-cell>
          <table:table-cell table:style-name="ce36" table:formula="of:=-[.$K$4]+SQRT([.D$15]^2+[.$K$4]^2+2*[.D$15]*[.$K$4]*SIN(RADIANS( [.$C37]-[.D$16])))" office:value-type="float" office:value="80.9666945205923" calcext:value-type="float">
            <text:p>81</text:p>
          </table:table-cell>
          <table:table-cell table:style-name="ce49" table:formula="of:=-[.$K$4]+SQRT([.E$15]^2+[.$K$4]^2+2*[.E$15]*[.$K$4]*SIN(RADIANS( [.$C37]-[.E$16])))" office:value-type="float" office:value="82.7420058208246" calcext:value-type="float">
            <text:p>83</text:p>
          </table:table-cell>
          <table:table-cell table:style-name="ce49" table:formula="of:=-[.$K$4]+SQRT([.F$15]^2+[.$K$4]^2+2*[.F$15]*[.$K$4]*SIN(RADIANS( [.$C37]-[.F$16])))" office:value-type="float" office:value="84.5214647462939" calcext:value-type="float">
            <text:p>85</text:p>
          </table:table-cell>
          <table:table-cell table:style-name="ce49" table:formula="of:=-[.$K$4]+SQRT([.G$15]^2+[.$K$4]^2+2*[.G$15]*[.$K$4]*SIN(RADIANS( [.$C37]-[.G$16])))" office:value-type="float" office:value="86.3049639724836" calcext:value-type="float">
            <text:p>86</text:p>
          </table:table-cell>
          <table:table-cell table:style-name="ce49" table:formula="of:=-[.$K$4]+SQRT([.H$15]^2+[.$K$4]^2+2*[.H$15]*[.$K$4]*SIN(RADIANS( [.$C37]-[.H$16])))" office:value-type="float" office:value="88.0923996147049" calcext:value-type="float">
            <text:p>88</text:p>
          </table:table-cell>
          <table:table-cell table:style-name="ce49" table:formula="of:=-[.$K$4]+SQRT([.I$15]^2+[.$K$4]^2+2*[.I$15]*[.$K$4]*SIN(RADIANS( [.$C37]-[.I$16])))" office:value-type="float" office:value="89.8836711016945" calcext:value-type="float">
            <text:p>90</text:p>
          </table:table-cell>
          <table:table-cell table:style-name="ce49" table:formula="of:=-[.$K$4]+SQRT([.J$15]^2+[.$K$4]^2+2*[.J$15]*[.$K$4]*SIN(RADIANS( [.$C37]-[.J$16])))" office:value-type="float" office:value="91.6786810541924" calcext:value-type="float">
            <text:p>92</text:p>
          </table:table-cell>
          <table:table-cell table:style-name="ce49" table:formula="of:=-[.$K$4]+SQRT([.K$15]^2+[.$K$4]^2+2*[.K$15]*[.$K$4]*SIN(RADIANS( [.$C37]-[.K$16])))" office:value-type="float" office:value="93.4773351683048" calcext:value-type="float">
            <text:p>93</text:p>
          </table:table-cell>
          <table:table-cell table:style-name="ce49" table:formula="of:=-[.$K$4]+SQRT([.L$15]^2+[.$K$4]^2+2*[.L$15]*[.$K$4]*SIN(RADIANS( [.$C37]-[.L$16])))" office:value-type="float" office:value="95.2795421034683" calcext:value-type="float">
            <text:p>95</text:p>
          </table:table-cell>
          <table:table-cell table:style-name="ce49" table:formula="of:=-[.$K$4]+SQRT([.M$15]^2+[.$K$4]^2+2*[.M$15]*[.$K$4]*SIN(RADIANS( [.$C37]-[.M$16])))" office:value-type="float" office:value="97.085213374834" calcext:value-type="float">
            <text:p>97</text:p>
          </table:table-cell>
          <table:table-cell table:style-name="ce49" table:formula="of:=-[.$K$4]+SQRT([.N$15]^2+[.$K$4]^2+2*[.N$15]*[.$K$4]*SIN(RADIANS( [.$C37]-[.N$16])))" office:value-type="float" office:value="98.8942632498976" calcext:value-type="float">
            <text:p>99</text:p>
          </table:table-cell>
          <table:table-cell table:number-columns-repeated="4"/>
          <table:table-cell table:style-name="ce14"/>
          <table:table-cell table:number-columns-repeated="24"/>
          <table:table-cell table:style-name="ce14" table:number-columns-repeated="64"/>
        </table:table-row>
        <table:table-row table:style-name="ro6">
          <table:table-cell table:number-columns-repeated="2"/>
          <table:table-cell table:style-name="ce41" table:formula="of:=[.$C37]+[.$C$12]" office:value-type="float" office:value="30" calcext:value-type="float">
            <text:p>30</text:p>
          </table:table-cell>
          <table:table-cell table:style-name="ce36" table:formula="of:=-[.$K$4]+SQRT([.D$15]^2+[.$K$4]^2+2*[.D$15]*[.$K$4]*SIN(RADIANS( [.$C38]-[.D$16])))" office:value-type="float" office:value="82.1134504111511" calcext:value-type="float">
            <text:p>82</text:p>
          </table:table-cell>
          <table:table-cell table:style-name="ce49" table:formula="of:=-[.$K$4]+SQRT([.E$15]^2+[.$K$4]^2+2*[.E$15]*[.$K$4]*SIN(RADIANS( [.$C38]-[.E$16])))" office:value-type="float" office:value="83.8966572484719" calcext:value-type="float">
            <text:p>84</text:p>
          </table:table-cell>
          <table:table-cell table:style-name="ce49" table:formula="of:=-[.$K$4]+SQRT([.F$15]^2+[.$K$4]^2+2*[.F$15]*[.$K$4]*SIN(RADIANS( [.$C38]-[.F$16])))" office:value-type="float" office:value="85.6838516682844" calcext:value-type="float">
            <text:p>86</text:p>
          </table:table-cell>
          <table:table-cell table:style-name="ce49" table:formula="of:=-[.$K$4]+SQRT([.G$15]^2+[.$K$4]^2+2*[.G$15]*[.$K$4]*SIN(RADIANS( [.$C38]-[.G$16])))" office:value-type="float" office:value="87.474930623198" calcext:value-type="float">
            <text:p>87</text:p>
          </table:table-cell>
          <table:table-cell table:style-name="ce49" table:formula="of:=-[.$K$4]+SQRT([.H$15]^2+[.$K$4]^2+2*[.H$15]*[.$K$4]*SIN(RADIANS( [.$C38]-[.H$16])))" office:value-type="float" office:value="89.2697943734375" calcext:value-type="float">
            <text:p>89</text:p>
          </table:table-cell>
          <table:table-cell table:style-name="ce49" table:formula="of:=-[.$K$4]+SQRT([.I$15]^2+[.$K$4]^2+2*[.I$15]*[.$K$4]*SIN(RADIANS( [.$C38]-[.I$16])))" office:value-type="float" office:value="91.0683463646333" calcext:value-type="float">
            <text:p>91</text:p>
          </table:table-cell>
          <table:table-cell table:style-name="ce49" table:formula="of:=-[.$K$4]+SQRT([.J$15]^2+[.$K$4]^2+2*[.J$15]*[.$K$4]*SIN(RADIANS( [.$C38]-[.J$16])))" office:value-type="float" office:value="92.8704931104845" calcext:value-type="float">
            <text:p>93</text:p>
          </table:table-cell>
          <table:table-cell table:style-name="ce49" table:formula="of:=-[.$K$4]+SQRT([.K$15]^2+[.$K$4]^2+2*[.K$15]*[.$K$4]*SIN(RADIANS( [.$C38]-[.K$16])))" office:value-type="float" office:value="94.6761440801023" calcext:value-type="float">
            <text:p>95</text:p>
          </table:table-cell>
          <table:table-cell table:style-name="ce49" table:formula="of:=-[.$K$4]+SQRT([.L$15]^2+[.$K$4]^2+2*[.L$15]*[.$K$4]*SIN(RADIANS( [.$C38]-[.L$16])))" office:value-type="float" office:value="96.485211589847" calcext:value-type="float">
            <text:p>96</text:p>
          </table:table-cell>
          <table:table-cell table:style-name="ce49" table:formula="of:=-[.$K$4]+SQRT([.M$15]^2+[.$K$4]^2+2*[.M$15]*[.$K$4]*SIN(RADIANS( [.$C38]-[.M$16])))" office:value-type="float" office:value="98.2976106994779" calcext:value-type="float">
            <text:p>98</text:p>
          </table:table-cell>
          <table:table-cell table:style-name="ce49" table:formula="of:=-[.$K$4]+SQRT([.N$15]^2+[.$K$4]^2+2*[.N$15]*[.$K$4]*SIN(RADIANS( [.$C38]-[.N$16])))" office:value-type="float" office:value="100.113259112442" calcext:value-type="float">
            <text:p>100</text:p>
          </table:table-cell>
          <table:table-cell table:number-columns-repeated="4"/>
          <table:table-cell table:style-name="ce14"/>
          <table:table-cell table:number-columns-repeated="24"/>
          <table:table-cell table:style-name="ce14" table:number-columns-repeated="64"/>
        </table:table-row>
        <table:table-row table:style-name="ro6">
          <table:table-cell table:number-columns-repeated="2"/>
          <table:table-cell table:style-name="ce41" table:formula="of:=[.$C38]+[.$C$12]" office:value-type="float" office:value="31" calcext:value-type="float">
            <text:p>31</text:p>
          </table:table-cell>
          <table:table-cell table:style-name="ce36" table:formula="of:=-[.$K$4]+SQRT([.D$15]^2+[.$K$4]^2+2*[.D$15]*[.$K$4]*SIN(RADIANS( [.$C39]-[.D$16])))" office:value-type="float" office:value="83.2448147712199" calcext:value-type="float">
            <text:p>83</text:p>
          </table:table-cell>
          <table:table-cell table:style-name="ce49" table:formula="of:=-[.$K$4]+SQRT([.E$15]^2+[.$K$4]^2+2*[.E$15]*[.$K$4]*SIN(RADIANS( [.$C39]-[.E$16])))" office:value-type="float" office:value="85.0357846995112" calcext:value-type="float">
            <text:p>85</text:p>
          </table:table-cell>
          <table:table-cell table:style-name="ce49" table:formula="of:=-[.$K$4]+SQRT([.F$15]^2+[.$K$4]^2+2*[.F$15]*[.$K$4]*SIN(RADIANS( [.$C39]-[.F$16])))" office:value-type="float" office:value="86.8305859472944" calcext:value-type="float">
            <text:p>87</text:p>
          </table:table-cell>
          <table:table-cell table:style-name="ce49" table:formula="of:=-[.$K$4]+SQRT([.G$15]^2+[.$K$4]^2+2*[.G$15]*[.$K$4]*SIN(RADIANS( [.$C39]-[.G$16])))" office:value-type="float" office:value="88.6291196340001" calcext:value-type="float">
            <text:p>89</text:p>
          </table:table-cell>
          <table:table-cell table:style-name="ce49" table:formula="of:=-[.$K$4]+SQRT([.H$15]^2+[.$K$4]^2+2*[.H$15]*[.$K$4]*SIN(RADIANS( [.$C39]-[.H$16])))" office:value-type="float" office:value="90.4312900573838" calcext:value-type="float">
            <text:p>90</text:p>
          </table:table-cell>
          <table:table-cell table:style-name="ce49" table:formula="of:=-[.$K$4]+SQRT([.I$15]^2+[.$K$4]^2+2*[.I$15]*[.$K$4]*SIN(RADIANS( [.$C39]-[.I$16])))" office:value-type="float" office:value="92.2370045754783" calcext:value-type="float">
            <text:p>92</text:p>
          </table:table-cell>
          <table:table-cell table:style-name="ce49" table:formula="of:=-[.$K$4]+SQRT([.J$15]^2+[.$K$4]^2+2*[.J$15]*[.$K$4]*SIN(RADIANS( [.$C39]-[.J$16])))" office:value-type="float" office:value="94.0461734933107" calcext:value-type="float">
            <text:p>94</text:p>
          </table:table-cell>
          <table:table-cell table:style-name="ce49" table:formula="of:=-[.$K$4]+SQRT([.K$15]^2+[.$K$4]^2+2*[.K$15]*[.$K$4]*SIN(RADIANS( [.$C39]-[.K$16])))" office:value-type="float" office:value="95.8587099541857" calcext:value-type="float">
            <text:p>96</text:p>
          </table:table-cell>
          <table:table-cell table:style-name="ce49" table:formula="of:=-[.$K$4]+SQRT([.L$15]^2+[.$K$4]^2+2*[.L$15]*[.$K$4]*SIN(RADIANS( [.$C39]-[.L$16])))" office:value-type="float" office:value="97.6745298353533" calcext:value-type="float">
            <text:p>98</text:p>
          </table:table-cell>
          <table:table-cell table:style-name="ce49" table:formula="of:=-[.$K$4]+SQRT([.M$15]^2+[.$K$4]^2+2*[.M$15]*[.$K$4]*SIN(RADIANS( [.$C39]-[.M$16])))" office:value-type="float" office:value="99.4935516478762" calcext:value-type="float">
            <text:p>99</text:p>
          </table:table-cell>
          <table:table-cell table:style-name="ce49" table:formula="of:=-[.$K$4]+SQRT([.N$15]^2+[.$K$4]^2+2*[.N$15]*[.$K$4]*SIN(RADIANS( [.$C39]-[.N$16])))" office:value-type="float" office:value="101.315696440528" calcext:value-type="float">
            <text:p>101</text:p>
          </table:table-cell>
          <table:table-cell table:number-columns-repeated="29"/>
          <table:table-cell table:style-name="ce14" table:number-columns-repeated="64"/>
        </table:table-row>
        <table:table-row table:style-name="ro6">
          <table:table-cell table:number-columns-repeated="2"/>
          <table:table-cell table:style-name="ce41" table:formula="of:=[.$C39]+[.$C$12]" office:value-type="float" office:value="32" calcext:value-type="float">
            <text:p>32</text:p>
          </table:table-cell>
          <table:table-cell table:style-name="ce36" table:formula="of:=-[.$K$4]+SQRT([.D$15]^2+[.$K$4]^2+2*[.D$15]*[.$K$4]*SIN(RADIANS( [.$C40]-[.D$16])))" office:value-type="float" office:value="84.3607014398458" calcext:value-type="float">
            <text:p>84</text:p>
          </table:table-cell>
          <table:table-cell table:style-name="ce49" table:formula="of:=-[.$K$4]+SQRT([.E$15]^2+[.$K$4]^2+2*[.E$15]*[.$K$4]*SIN(RADIANS( [.$C40]-[.E$16])))" office:value-type="float" office:value="86.1593013662438" calcext:value-type="float">
            <text:p>86</text:p>
          </table:table-cell>
          <table:table-cell table:style-name="ce49" table:formula="of:=-[.$K$4]+SQRT([.F$15]^2+[.$K$4]^2+2*[.F$15]*[.$K$4]*SIN(RADIANS( [.$C40]-[.F$16])))" office:value-type="float" office:value="87.9615800734589" calcext:value-type="float">
            <text:p>88</text:p>
          </table:table-cell>
          <table:table-cell table:style-name="ce49" table:formula="of:=-[.$K$4]+SQRT([.G$15]^2+[.$K$4]^2+2*[.G$15]*[.$K$4]*SIN(RADIANS( [.$C40]-[.G$16])))" office:value-type="float" office:value="89.7674427395291" calcext:value-type="float">
            <text:p>90</text:p>
          </table:table-cell>
          <table:table-cell table:style-name="ce49" table:formula="of:=-[.$K$4]+SQRT([.H$15]^2+[.$K$4]^2+2*[.H$15]*[.$K$4]*SIN(RADIANS( [.$C40]-[.H$16])))" office:value-type="float" office:value="91.576797594428" calcext:value-type="float">
            <text:p>92</text:p>
          </table:table-cell>
          <table:table-cell table:style-name="ce49" table:formula="of:=-[.$K$4]+SQRT([.I$15]^2+[.$K$4]^2+2*[.I$15]*[.$K$4]*SIN(RADIANS( [.$C40]-[.I$16])))" office:value-type="float" office:value="93.3895558061488" calcext:value-type="float">
            <text:p>93</text:p>
          </table:table-cell>
          <table:table-cell table:style-name="ce49" table:formula="of:=-[.$K$4]+SQRT([.J$15]^2+[.$K$4]^2+2*[.J$15]*[.$K$4]*SIN(RADIANS( [.$C40]-[.J$16])))" office:value-type="float" office:value="95.2056313714338" calcext:value-type="float">
            <text:p>95</text:p>
          </table:table-cell>
          <table:table-cell table:style-name="ce49" table:formula="of:=-[.$K$4]+SQRT([.K$15]^2+[.$K$4]^2+2*[.K$15]*[.$K$4]*SIN(RADIANS( [.$C40]-[.K$16])))" office:value-type="float" office:value="97.024941010957" calcext:value-type="float">
            <text:p>97</text:p>
          </table:table-cell>
          <table:table-cell table:style-name="ce49" table:formula="of:=-[.$K$4]+SQRT([.L$15]^2+[.$K$4]^2+2*[.L$15]*[.$K$4]*SIN(RADIANS( [.$C40]-[.L$16])))" office:value-type="float" office:value="98.8474040687742" calcext:value-type="float">
            <text:p>99</text:p>
          </table:table-cell>
          <table:table-cell table:style-name="ce49" table:formula="of:=-[.$K$4]+SQRT([.M$15]^2+[.$K$4]^2+2*[.M$15]*[.$K$4]*SIN(RADIANS( [.$C40]-[.M$16])))" office:value-type="float" office:value="100.67294241586" calcext:value-type="float">
            <text:p>101</text:p>
          </table:table-cell>
          <table:table-cell table:style-name="ce49" table:formula="of:=-[.$K$4]+SQRT([.N$15]^2+[.$K$4]^2+2*[.N$15]*[.$K$4]*SIN(RADIANS( [.$C40]-[.N$16])))" office:value-type="float" office:value="102.501480357559" calcext:value-type="float">
            <text:p>103</text:p>
          </table:table-cell>
          <table:table-cell table:number-columns-repeated="29"/>
          <table:table-cell table:style-name="ce14" table:number-columns-repeated="64"/>
        </table:table-row>
        <table:table-row table:style-name="ro6">
          <table:table-cell table:number-columns-repeated="2"/>
          <table:table-cell table:style-name="ce41" table:formula="of:=[.$C40]+[.$C$12]" office:value-type="float" office:value="33" calcext:value-type="float">
            <text:p>33</text:p>
          </table:table-cell>
          <table:table-cell table:style-name="ce36" table:formula="of:=-[.$K$4]+SQRT([.D$15]^2+[.$K$4]^2+2*[.D$15]*[.$K$4]*SIN(RADIANS( [.$C41]-[.D$16])))" office:value-type="float" office:value="85.461025434874" calcext:value-type="float">
            <text:p>85</text:p>
          </table:table-cell>
          <table:table-cell table:style-name="ce49" table:formula="of:=-[.$K$4]+SQRT([.E$15]^2+[.$K$4]^2+2*[.E$15]*[.$K$4]*SIN(RADIANS( [.$C41]-[.E$16])))" office:value-type="float" office:value="87.2671216318622" calcext:value-type="float">
            <text:p>87</text:p>
          </table:table-cell>
          <table:table-cell table:style-name="ce49" table:formula="of:=-[.$K$4]+SQRT([.F$15]^2+[.$K$4]^2+2*[.F$15]*[.$K$4]*SIN(RADIANS( [.$C41]-[.F$16])))" office:value-type="float" office:value="89.076747741982" calcext:value-type="float">
            <text:p>89</text:p>
          </table:table-cell>
          <table:table-cell table:style-name="ce49" table:formula="of:=-[.$K$4]+SQRT([.G$15]^2+[.$K$4]^2+2*[.G$15]*[.$K$4]*SIN(RADIANS( [.$C41]-[.G$16])))" office:value-type="float" office:value="90.8898128956721" calcext:value-type="float">
            <text:p>91</text:p>
          </table:table-cell>
          <table:table-cell table:style-name="ce49" table:formula="of:=-[.$K$4]+SQRT([.H$15]^2+[.$K$4]^2+2*[.H$15]*[.$K$4]*SIN(RADIANS( [.$C41]-[.H$16])))" office:value-type="float" office:value="92.7062291518018" calcext:value-type="float">
            <text:p>93</text:p>
          </table:table-cell>
          <table:table-cell table:style-name="ce49" table:formula="of:=-[.$K$4]+SQRT([.I$15]^2+[.$K$4]^2+2*[.I$15]*[.$K$4]*SIN(RADIANS( [.$C41]-[.I$16])))" office:value-type="float" office:value="94.5259113878462" calcext:value-type="float">
            <text:p>95</text:p>
          </table:table-cell>
          <table:table-cell table:style-name="ce49" table:formula="of:=-[.$K$4]+SQRT([.J$15]^2+[.$K$4]^2+2*[.J$15]*[.$K$4]*SIN(RADIANS( [.$C41]-[.J$16])))" office:value-type="float" office:value="96.3487771945874" calcext:value-type="float">
            <text:p>96</text:p>
          </table:table-cell>
          <table:table-cell table:style-name="ce49" table:formula="of:=-[.$K$4]+SQRT([.K$15]^2+[.$K$4]^2+2*[.K$15]*[.$K$4]*SIN(RADIANS( [.$C41]-[.K$16])))" office:value-type="float" office:value="98.1747467751491" calcext:value-type="float">
            <text:p>98</text:p>
          </table:table-cell>
          <table:table-cell table:style-name="ce49" table:formula="of:=-[.$K$4]+SQRT([.L$15]^2+[.$K$4]^2+2*[.L$15]*[.$K$4]*SIN(RADIANS( [.$C41]-[.L$16])))" office:value-type="float" office:value="100.003742848179" calcext:value-type="float">
            <text:p>100</text:p>
          </table:table-cell>
          <table:table-cell table:style-name="ce49" table:formula="of:=-[.$K$4]+SQRT([.M$15]^2+[.$K$4]^2+2*[.M$15]*[.$K$4]*SIN(RADIANS( [.$C41]-[.M$16])))" office:value-type="float" office:value="101.835690555003" calcext:value-type="float">
            <text:p>102</text:p>
          </table:table-cell>
          <table:table-cell table:style-name="ce49" table:formula="of:=-[.$K$4]+SQRT([.N$15]^2+[.$K$4]^2+2*[.N$15]*[.$K$4]*SIN(RADIANS( [.$C41]-[.N$16])))" office:value-type="float" office:value="103.670517370578" calcext:value-type="float">
            <text:p>104</text:p>
          </table:table-cell>
          <table:table-cell table:number-columns-repeated="29"/>
          <table:table-cell table:style-name="ce14" table:number-columns-repeated="64"/>
        </table:table-row>
        <table:table-row table:style-name="ro6">
          <table:table-cell table:number-columns-repeated="2"/>
          <table:table-cell table:style-name="ce41" table:formula="of:=[.$C41]+[.$C$12]" office:value-type="float" office:value="34" calcext:value-type="float">
            <text:p>34</text:p>
          </table:table-cell>
          <table:table-cell table:style-name="ce36" table:formula="of:=-[.$K$4]+SQRT([.D$15]^2+[.$K$4]^2+2*[.D$15]*[.$K$4]*SIN(RADIANS( [.$C42]-[.D$16])))" office:value-type="float" office:value="86.5457029594152" calcext:value-type="float">
            <text:p>87</text:p>
          </table:table-cell>
          <table:table-cell table:style-name="ce49" table:formula="of:=-[.$K$4]+SQRT([.E$15]^2+[.$K$4]^2+2*[.E$15]*[.$K$4]*SIN(RADIANS( [.$C42]-[.E$16])))" office:value-type="float" office:value="88.3591610768889" calcext:value-type="float">
            <text:p>88</text:p>
          </table:table-cell>
          <table:table-cell table:style-name="ce49" table:formula="of:=-[.$K$4]+SQRT([.F$15]^2+[.$K$4]^2+2*[.F$15]*[.$K$4]*SIN(RADIANS( [.$C42]-[.F$16])))" office:value-type="float" office:value="90.176003859458" calcext:value-type="float">
            <text:p>90</text:p>
          </table:table-cell>
          <table:table-cell table:style-name="ce49" table:formula="of:=-[.$K$4]+SQRT([.G$15]^2+[.$K$4]^2+2*[.G$15]*[.$K$4]*SIN(RADIANS( [.$C42]-[.G$16])))" office:value-type="float" office:value="91.9961442856848" calcext:value-type="float">
            <text:p>92</text:p>
          </table:table-cell>
          <table:table-cell table:style-name="ce49" table:formula="of:=-[.$K$4]+SQRT([.H$15]^2+[.$K$4]^2+2*[.H$15]*[.$K$4]*SIN(RADIANS( [.$C42]-[.H$16])))" office:value-type="float" office:value="93.8194981419207" calcext:value-type="float">
            <text:p>94</text:p>
          </table:table-cell>
          <table:table-cell table:style-name="ce49" table:formula="of:=-[.$K$4]+SQRT([.I$15]^2+[.$K$4]^2+2*[.I$15]*[.$K$4]*SIN(RADIANS( [.$C42]-[.I$16])))" office:value-type="float" office:value="95.6459839165311" calcext:value-type="float">
            <text:p>96</text:p>
          </table:table-cell>
          <table:table-cell table:style-name="ce49" table:formula="of:=-[.$K$4]+SQRT([.J$15]^2+[.$K$4]^2+2*[.J$15]*[.$K$4]*SIN(RADIANS( [.$C42]-[.J$16])))" office:value-type="float" office:value="97.4755226985206" calcext:value-type="float">
            <text:p>97</text:p>
          </table:table-cell>
          <table:table-cell table:style-name="ce49" table:formula="of:=-[.$K$4]+SQRT([.K$15]^2+[.$K$4]^2+2*[.K$15]*[.$K$4]*SIN(RADIANS( [.$C42]-[.K$16])))" office:value-type="float" office:value="99.3080380803693" calcext:value-type="float">
            <text:p>99</text:p>
          </table:table-cell>
          <table:table-cell table:style-name="ce49" table:formula="of:=-[.$K$4]+SQRT([.L$15]^2+[.$K$4]^2+2*[.L$15]*[.$K$4]*SIN(RADIANS( [.$C42]-[.L$16])))" office:value-type="float" office:value="101.143456064896" calcext:value-type="float">
            <text:p>101</text:p>
          </table:table-cell>
          <table:table-cell table:style-name="ce49" table:formula="of:=-[.$K$4]+SQRT([.M$15]^2+[.$K$4]^2+2*[.M$15]*[.$K$4]*SIN(RADIANS( [.$C42]-[.M$16])))" office:value-type="float" office:value="102.981704975975" calcext:value-type="float">
            <text:p>103</text:p>
          </table:table-cell>
          <table:table-cell table:style-name="ce49" table:formula="of:=-[.$K$4]+SQRT([.N$15]^2+[.$K$4]^2+2*[.N$15]*[.$K$4]*SIN(RADIANS( [.$C42]-[.N$16])))" office:value-type="float" office:value="104.822715372932" calcext:value-type="float">
            <text:p>105</text:p>
          </table:table-cell>
          <table:table-cell table:number-columns-repeated="29"/>
          <table:table-cell table:style-name="ce14" table:number-columns-repeated="64"/>
        </table:table-row>
        <table:table-row table:style-name="ro6">
          <table:table-cell table:number-columns-repeated="2"/>
          <table:table-cell table:style-name="ce41" table:formula="of:=[.$C42]+[.$C$12]" office:value-type="float" office:value="35" calcext:value-type="float">
            <text:p>35</text:p>
          </table:table-cell>
          <table:table-cell table:style-name="ce36" table:formula="of:=-[.$K$4]+SQRT([.D$15]^2+[.$K$4]^2+2*[.D$15]*[.$K$4]*SIN(RADIANS( [.$C43]-[.D$16])))" office:value-type="float" office:value="87.6146514082227" calcext:value-type="float">
            <text:p>88</text:p>
          </table:table-cell>
          <table:table-cell table:style-name="ce49" table:formula="of:=-[.$K$4]+SQRT([.E$15]^2+[.$K$4]^2+2*[.E$15]*[.$K$4]*SIN(RADIANS( [.$C43]-[.E$16])))" office:value-type="float" office:value="89.435336485528" calcext:value-type="float">
            <text:p>89</text:p>
          </table:table-cell>
          <table:table-cell table:style-name="ce49" table:formula="of:=-[.$K$4]+SQRT([.F$15]^2+[.$K$4]^2+2*[.F$15]*[.$K$4]*SIN(RADIANS( [.$C43]-[.F$16])))" office:value-type="float" office:value="91.2592645501135" calcext:value-type="float">
            <text:p>91</text:p>
          </table:table-cell>
          <table:table-cell table:style-name="ce49" table:formula="of:=-[.$K$4]+SQRT([.G$15]^2+[.$K$4]^2+2*[.G$15]*[.$K$4]*SIN(RADIANS( [.$C43]-[.G$16])))" office:value-type="float" office:value="93.086352326242" calcext:value-type="float">
            <text:p>93</text:p>
          </table:table-cell>
          <table:table-cell table:style-name="ce49" table:formula="of:=-[.$K$4]+SQRT([.H$15]^2+[.$K$4]^2+2*[.H$15]*[.$K$4]*SIN(RADIANS( [.$C43]-[.H$16])))" office:value-type="float" office:value="94.9165192281688" calcext:value-type="float">
            <text:p>95</text:p>
          </table:table-cell>
          <table:table-cell table:style-name="ce49" table:formula="of:=-[.$K$4]+SQRT([.I$15]^2+[.$K$4]^2+2*[.I$15]*[.$K$4]*SIN(RADIANS( [.$C43]-[.I$16])))" office:value-type="float" office:value="96.749687258368" calcext:value-type="float">
            <text:p>97</text:p>
          </table:table-cell>
          <table:table-cell table:style-name="ce49" table:formula="of:=-[.$K$4]+SQRT([.J$15]^2+[.$K$4]^2+2*[.J$15]*[.$K$4]*SIN(RADIANS( [.$C43]-[.J$16])))" office:value-type="float" office:value="98.5857809100328" calcext:value-type="float">
            <text:p>99</text:p>
          </table:table-cell>
          <table:table-cell table:style-name="ce49" table:formula="of:=-[.$K$4]+SQRT([.K$15]^2+[.$K$4]^2+2*[.K$15]*[.$K$4]*SIN(RADIANS( [.$C43]-[.K$16])))" office:value-type="float" office:value="100.42472707366" calcext:value-type="float">
            <text:p>100</text:p>
          </table:table-cell>
          <table:table-cell table:style-name="ce49" table:formula="of:=-[.$K$4]+SQRT([.L$15]^2+[.$K$4]^2+2*[.L$15]*[.$K$4]*SIN(RADIANS( [.$C43]-[.L$16])))" office:value-type="float" office:value="102.266454947538" calcext:value-type="float">
            <text:p>102</text:p>
          </table:table-cell>
          <table:table-cell table:style-name="ce49" table:formula="of:=-[.$K$4]+SQRT([.M$15]^2+[.$K$4]^2+2*[.M$15]*[.$K$4]*SIN(RADIANS( [.$C43]-[.M$16])))" office:value-type="float" office:value="104.110895951969" calcext:value-type="float">
            <text:p>104</text:p>
          </table:table-cell>
          <table:table-cell table:style-name="ce49" table:formula="of:=-[.$K$4]+SQRT([.N$15]^2+[.$K$4]^2+2*[.N$15]*[.$K$4]*SIN(RADIANS( [.$C43]-[.N$16])))" office:value-type="float" office:value="105.957983647055" calcext:value-type="float">
            <text:p>106</text:p>
          </table:table-cell>
          <table:table-cell table:number-columns-repeated="29"/>
          <table:table-cell table:style-name="ce14" table:number-columns-repeated="64"/>
        </table:table-row>
        <table:table-row table:style-name="ro2" table:number-rows-repeated="15">
          <table:table-cell table:number-columns-repeated="43"/>
          <table:table-cell table:style-name="ce14" table:number-columns-repeated="64"/>
        </table:table-row>
        <table:table-row table:style-name="ro2" table:number-rows-repeated="11">
          <table:table-cell table:number-columns-repeated="3"/>
          <table:table-cell table:style-name="ce14" table:number-columns-repeated="12"/>
          <table:table-cell table:number-columns-repeated="28"/>
          <table:table-cell table:style-name="ce14" table:number-columns-repeated="64"/>
        </table:table-row>
        <table:table-row table:style-name="ro2" table:number-rows-repeated="368">
          <table:table-cell table:number-columns-repeated="3"/>
          <table:table-cell table:style-name="ce14" table:number-columns-repeated="104"/>
        </table:table-row>
        <table:table-row table:style-name="ro2" table:number-rows-repeated="1048136">
          <table:table-cell table:number-columns-repeated="107"/>
        </table:table-row>
        <table:table-row table:style-name="ro2">
          <table:table-cell table:number-columns-repeated="107"/>
        </table:table-row>
        <calcext:conditional-formats>
          <calcext:conditional-format calcext:target-range-address="Werkblad.D18:Werkblad.N43">
            <calcext:condition calcext:apply-style-name="Result2" calcext:value="&gt;=95.5" calcext:base-cell-address="Werkblad.D18"/>
            <calcext:condition calcext:apply-style-name="Result" calcext:value="&lt;95.5" calcext:base-cell-address="Werkblad.D18"/>
          </calcext:conditional-format>
        </calcext:conditional-formats>
      </table:table>
      <table:table table:name="Bijlage" table:style-name="ta1" table:print="false">
        <table:table-column table:style-name="co7" table:default-cell-style-name="Default"/>
        <table:table-row table:style-name="ro2" table:number-rows-repeated="1048575">
          <table:table-cell/>
        </table:table-row>
        <table:table-row table:style-name="ro2">
          <table:table-cell/>
        </table:table-row>
      </table:table>
      <table:table table:name="Blad3" table:style-name="ta1" table:print="false">
        <table:table-column table:style-name="co7" table:default-cell-style-name="Default"/>
        <table:table-row table:style-name="ro2" table:number-rows-repeated="1048575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Standaard" style:font-family-generic="swiss"/>
    <style:font-face style:name="Helvetica Neue" svg:font-family="'Helvetica Neue'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number:number-style style:name="N109">
      <number:number number:decimal-places="5" loext:min-decimal-places="5" number:min-integer-digits="1"/>
    </number:number-style>
    <number:number-style style:name="N110">
      <number:number number:decimal-places="1" loext:min-decimal-places="1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style:style style:name="Default" style:family="table-cell" style:data-style-name="N0">
      <style:table-cell-properties fo:padding-bottom="1.01mm" fo:padding-left="1.01mm" fo:padding-right="0.49mm" fo:padding-top="1.01mm"/>
      <style:text-properties fo:font-size="9pt" fo:language="en" fo:country="GB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 style:data-style-name="N1">
      <style:table-cell-properties fo:background-color="#ccffff" style:text-align-source="fix" style:repeat-content="false"/>
      <style:paragraph-properties fo:text-align="center"/>
      <style:text-properties fo:font-size="9pt" fo:language="nl" fo:country="NL" fo:font-style="normal" style:text-underline-style="none" fo:font-weight="normal"/>
    </style:style>
    <style:style style:name="Result2" style:family="table-cell" style:parent-style-name="Result" style:data-style-name="N1">
      <style:table-cell-properties fo:background-color="#c0c0c0"/>
    </style:style>
    <style:style style:name="Header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text-outline="false" fo:font-size="11pt" fo:font-style="normal" style:text-underline-style="none" fo:font-weight="bold"/>
    </style:style>
    <style:style style:name="Title" style:family="table-cell" style:parent-style-name="Default">
      <style:table-cell-properties style:rotation-angle="0"/>
      <style:text-properties fo:font-size="12pt" style:text-underline-style="solid" style:text-underline-width="bold" style:text-underline-color="#000000" fo:font-weight="bold"/>
    </style:style>
    <style:style style:name="Invoer" style:family="table-cell" style:parent-style-name="Default" style:data-style-name="N0">
      <style:table-cell-properties style:text-align-source="fix" style:repeat-content="false" fo:background-color="transparent"/>
      <style:paragraph-properties fo:text-align="center"/>
      <style:text-properties fo:language="nl" fo:country="NL"/>
    </style:style>
    <style:style style:name="Titel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size="14pt" fo:font-weight="bold"/>
    </style:style>
    <style:style style:name="Rubriek" style:family="table-cell" style:parent-style-name="Default" style:data-style-name="N0">
      <style:table-cell-properties style:text-align-source="fix" style:repeat-content="false"/>
      <style:paragraph-properties fo:text-align="start"/>
      <style:text-properties fo:font-size="11pt" fo:font-weight="bold"/>
    </style:style>
    <style:style style:name="StandaardVetLinks" style:family="table-cell" style:parent-style-name="Default">
      <style:table-cell-properties style:text-align-source="fix" style:repeat-content="false"/>
      <style:paragraph-properties fo:text-align="start"/>
      <style:text-properties fo:font-size="9pt" fo:font-weight="bold"/>
    </style:style>
    <style:style style:name="KleinMidden" style:family="table-cell" style:parent-style-name="Default" style:data-style-name="N0">
      <style:table-cell-properties style:text-align-source="fix" style:repeat-content="false"/>
      <style:paragraph-properties fo:text-align="center"/>
      <style:text-properties fo:font-size="8pt"/>
    </style:style>
    <style:style style:name="StandaardVetMidden" style:family="table-cell" style:parent-style-name="Default" style:data-style-name="N0">
      <style:table-cell-properties style:text-align-source="fix" style:repeat-content="false"/>
      <style:paragraph-properties fo:text-align="center"/>
      <style:text-properties fo:font-size="9pt" fo:font-weight="bold"/>
    </style:style>
    <style:style style:name="StandaardRechts" style:family="table-cell" style:parent-style-name="Default">
      <style:table-cell-properties style:text-align-source="fix" style:repeat-content="false"/>
      <style:paragraph-properties fo:text-align="end"/>
    </style:style>
    <style:style style:name="InvoerLinks" style:family="table-cell" style:parent-style-name="Invoer" style:data-style-name="N0">
      <style:table-cell-properties style:text-align-source="fix" style:repeat-content="false" fo:background-color="transparent"/>
      <style:paragraph-properties fo:text-align="start"/>
    </style:style>
    <style:style style:name="InvoerMidden" style:family="table-cell" style:parent-style-name="Invoer" style:data-style-name="N0">
      <style:table-cell-properties fo:background-color="transparent"/>
    </style:style>
    <style:style style:name="StandaardMidden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InvoerLinksKleur" style:family="table-cell" style:parent-style-name="InvoerLinks">
      <style:table-cell-properties fo:background-color="#ffff00"/>
    </style:style>
    <style:style style:name="InvoerMiddenKleur" style:family="table-cell" style:parent-style-name="InvoerMidden" style:data-style-name="N0">
      <style:table-cell-properties fo:background-color="#ffff00"/>
    </style:style>
    <style:style style:name="StandaardLinks" style:family="table-cell" style:parent-style-name="Default">
      <style:table-cell-properties style:text-align-source="fix" style:repeat-content="false" fo:padding-bottom="1.01mm" fo:padding-left="0mm" fo:padding-right="0.49mm" fo:padding-top="1.01mm"/>
      <style:paragraph-properties fo:text-align="start"/>
    </style:style>
    <style:style style:name="InvoerRechts" style:family="table-cell" style:parent-style-name="Invoer">
      <style:table-cell-properties style:text-align-source="fix" style:repeat-content="false"/>
      <style:paragraph-properties fo:text-align="end"/>
    </style:style>
    <style:style style:name="InvoerRechtsKleur" style:family="table-cell" style:parent-style-name="InvoerRechts">
      <style:table-cell-properties fo:background-color="#ffff00"/>
    </style:style>
    <style:style style:name="StandaardVetRechts" style:family="table-cell" style:parent-style-name="StandaardRechts">
      <style:text-properties fo:font-size="9pt" fo:font-weight="bold"/>
    </style:style>
    <style:style style:name="KleinLinks" style:family="table-cell" style:parent-style-name="KleinMidden" style:data-style-name="N0">
      <style:table-cell-properties style:text-align-source="fix" style:repeat-content="false"/>
      <style:paragraph-properties fo:text-align="start"/>
    </style:style>
    <style:style style:name="KleinRechts" style:family="table-cell" style:parent-style-name="KleinMidden">
      <style:table-cell-properties style:text-align-source="fix" style:repeat-content="false"/>
      <style:paragraph-properties fo:text-align="end"/>
    </style:style>
    <style:style style:name="ResultaatNone" style:family="table-cell" style:parent-style-name="Default" style:data-style-name="N1">
      <style:table-cell-properties style:text-align-source="fix" style:repeat-content="false"/>
      <style:paragraph-properties fo:text-align="center"/>
      <style:text-properties fo:color="#b3b3b3"/>
    </style:style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Pijlpunten_20_1" draw:display-name="Pijlpunten 1" svg:viewBox="0 0 20 30" svg:d="M10 0l-10 30h20z"/>
    <draw:marker draw:name="Small_20_Arrow" draw:display-name="Small Arrow" svg:viewBox="0 0 1321 3493" svg:d="M1321 3493h-1321l702-3493z"/>
    <draw:stroke-dash draw:name="Line_20_with_20_Fine_20_Dots" draw:display-name="Line with Fine Dots" draw:style="rect" draw:dots1="1" draw:dots1-length="50mm" draw:dots2="10" draw:distance="1.5mm"/>
  </office:styles>
  <office:automatic-styles>
    <style:page-layout style:name="Mpm1">
      <style:page-layout-properties fo:page-width="210.01mm" fo:page-height="297mm" style:num-format="1" style:print-orientation="portrait" fo:margin-top="1.76mm" fo:margin-bottom="12.7mm" fo:margin-left="3.39mm" fo:margin-right="3.39mm" style:shadow="none" fo:background-color="transparent" style:scale-to="100%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/>
      <style:header-style/>
      <style:footer-style/>
    </style:page-layout>
    <style:style style:name="MT1" style:family="text">
      <style:text-properties style:font-name="Arial" fo:font-size="8pt" style:font-name-asian="Arial" style:font-size-asian="8pt" style:font-name-complex="Arial" style:font-size-complex="8pt"/>
    </style:style>
  </office:automatic-styles>
  <office:master-styles>
    <style:master-page style:name="Default" style:page-layout-name="Mpm1">
      <style:header style:display="false"/>
      <style:header-left style:display="false"/>
      <style:footer>
        <style:region-left>
          <text:p><text:span text:style-name="MT1">© Ton Nillesen </text:span><text:span text:style-name="MT1"><text:date style:data-style-name="N2" text:date-value="2018-05-10">00-00-0000</text:date></text:span></text:p>
        </style:region-lef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0">00-00-0000</text:date>, <text:time style:data-style-name="N2" text:time-value="10:27:12.77176291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Liggen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17:11:15</meta:creation-date>
    <meta:editing-duration>PT16H53M4S</meta:editing-duration>
    <meta:editing-cycles>46</meta:editing-cycles>
    <meta:generator>LibreOffice/5.4.4.2$MacOSX_X86_64 LibreOffice_project/2524958677847fb3bb44820e40380acbe820f960</meta:generator>
    <dc:title>Werkblad met profielen</dc:title>
    <meta:initial-creator>Ton Nillesen</meta:initial-creator>
    <dc:date>2018-05-10T10:39:36.351422487</dc:date>
    <meta:printed-by>Ton Nillesen</meta:printed-by>
    <meta:print-date>2018-05-07T13:42:43.074811419</meta:print-date>
    <dc:creator>Ton Nillesen</dc:creator>
    <meta:document-statistic meta:table-count="3" meta:cell-count="386" meta:object-count="0"/>
    <meta:template xlink:type="simple" xlink:actuate="onRequest" xlink:title="Werkblad met profielen" xlink:href="../../../../Library/Application%20Support/OpenOffice.org/3/user/template/Werkblad%20met%20profielen.ots" meta:date="2012-11-06T17:11:14"/>
  </office:meta>
</office:document-meta>
</file>